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fo:font-variant="normal" fo:text-transform="none" fo:color="#000000" style:font-name="Times New Roman" fo:letter-spacing="normal" fo:font-style="normal"/>
    </style:style>
    <style:style style:name="P2"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P3" style:family="paragraph" style:parent-style-name="Text_20_body" style:list-style-name="L1">
      <style:paragraph-properties fo:widows="1"/>
      <style:text-properties fo:font-variant="normal" fo:text-transform="none" fo:color="#000000" style:font-name="Times New Roman" fo:font-size="14pt" fo:letter-spacing="normal" fo:font-style="normal" fo:font-weight="normal"/>
    </style:style>
    <style:style style:name="P4" style:family="paragraph" style:parent-style-name="Text_20_body" style:list-style-name="L2">
      <style:paragraph-properties fo:widows="1"/>
      <style:text-properties fo:font-variant="normal" fo:text-transform="none" fo:color="#000000" style:font-name="Times New Roman" fo:font-size="14pt" fo:letter-spacing="normal" fo:font-style="normal" fo:font-weight="normal"/>
    </style:style>
    <style:style style:name="P5" style:family="paragraph" style:parent-style-name="Text_20_body" style:list-style-name="L3">
      <style:paragraph-properties fo:widows="1"/>
    </style:style>
    <style:style style:name="P6" style:family="paragraph" style:parent-style-name="Text_20_body" style:list-style-name="L4">
      <style:paragraph-properties fo:widows="1"/>
    </style:style>
    <style:style style:name="P7" style:family="paragraph" style:parent-style-name="Text_20_body" style:list-style-name="L5">
      <style:paragraph-properties fo:widows="1"/>
    </style:style>
    <style:style style:name="P8" style:family="paragraph" style:parent-style-name="Text_20_body" style:list-style-name="L6">
      <style:paragraph-properties fo:widows="1"/>
    </style:style>
    <style:style style:name="P9"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10"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bold"/>
    </style:style>
    <style:style style:name="P11" style:family="paragraph" style:parent-style-name="Text_20_body">
      <style:paragraph-properties fo:margin-left="0cm" fo:margin-right="0cm" fo:widows="1" fo:text-indent="0cm" style:auto-text-indent="false"/>
    </style:style>
    <style:style style:name="P12" style:family="paragraph" style:parent-style-name="Text_20_body" style:list-style-name="L1">
      <style:paragraph-properties fo:margin-top="0cm" fo:margin-bottom="0cm" loext:contextual-spacing="false" fo:widows="1"/>
      <style:text-properties fo:font-variant="normal" fo:text-transform="none" fo:color="#000000" style:font-name="Times New Roman" fo:font-size="14pt" fo:letter-spacing="normal" fo:font-style="normal" fo:font-weight="normal"/>
    </style:style>
    <style:style style:name="P13" style:family="paragraph" style:parent-style-name="Text_20_body" style:list-style-name="L2">
      <style:paragraph-properties fo:margin-top="0cm" fo:margin-bottom="0cm" loext:contextual-spacing="false" fo:widows="1"/>
      <style:text-properties fo:font-variant="normal" fo:text-transform="none" fo:color="#000000" style:font-name="Times New Roman" fo:font-size="14pt" fo:letter-spacing="normal" fo:font-style="normal" fo:font-weight="normal"/>
    </style:style>
    <style:style style:name="P14" style:family="paragraph" style:parent-style-name="Text_20_body" style:list-style-name="L3">
      <style:paragraph-properties fo:margin-top="0cm" fo:margin-bottom="0cm" loext:contextual-spacing="false" fo:widows="1"/>
      <style:text-properties fo:font-variant="normal" fo:text-transform="none" fo:color="#000000" style:font-name="Times New Roman" fo:font-size="14pt" fo:letter-spacing="normal" fo:font-style="normal" fo:font-weight="normal"/>
    </style:style>
    <style:style style:name="P15" style:family="paragraph" style:parent-style-name="Text_20_body" style:list-style-name="L3">
      <style:paragraph-properties fo:margin-top="0cm" fo:margin-bottom="0cm" loext:contextual-spacing="false" fo:widows="1"/>
    </style:style>
    <style:style style:name="P16" style:family="paragraph" style:parent-style-name="Text_20_body" style:list-style-name="L4">
      <style:paragraph-properties fo:margin-top="0cm" fo:margin-bottom="0cm" loext:contextual-spacing="false" fo:widows="1"/>
    </style:style>
    <style:style style:name="P17" style:family="paragraph" style:parent-style-name="Text_20_body" style:list-style-name="L5">
      <style:paragraph-properties fo:margin-top="0cm" fo:margin-bottom="0cm" loext:contextual-spacing="false" fo:widows="1"/>
    </style:style>
    <style:style style:name="P18" style:family="paragraph" style:parent-style-name="Text_20_body" style:list-style-name="L6">
      <style:paragraph-properties fo:margin-top="0cm" fo:margin-bottom="0cm" loext:contextual-spacing="false" fo:widows="1"/>
    </style:style>
    <style:style style:name="P19" style:family="paragraph" style:parent-style-name="Preformatted_20_Text">
      <style:paragraph-properties fo:widows="1"/>
      <style:text-properties fo:font-variant="normal" fo:text-transform="none" fo:color="#000000" fo:letter-spacing="normal" fo:font-style="normal" fo:font-weight="normal"/>
    </style:style>
    <style:style style:name="P20" style:family="paragraph" style:parent-style-name="Preformatted_20_Text">
      <style:paragraph-properties fo:margin-left="0cm" fo:margin-right="0cm" fo:widows="1" fo:text-indent="0cm" style:auto-text-indent="false"/>
      <style:text-properties fo:font-variant="normal" fo:text-transform="none" fo:color="#000000" fo:letter-spacing="normal" fo:font-style="normal" fo:font-weight="normal"/>
    </style:style>
    <style:style style:name="P21" style:family="paragraph" style:parent-style-name="Preformatted_20_Text">
      <style:paragraph-properties fo:margin-left="0cm" fo:margin-right="0cm" fo:margin-top="0cm" fo:margin-bottom="0.499cm" loext:contextual-spacing="false" fo:widows="1" fo:text-indent="0cm" style:auto-text-indent="false"/>
      <style:text-properties fo:font-variant="normal" fo:text-transform="none" fo:color="#000000" fo:letter-spacing="normal"/>
    </style:style>
    <style:style style:name="P22" style:family="paragraph" style:parent-style-name="Preformatted_20_Text">
      <style:paragraph-properties fo:margin-left="0cm" fo:margin-right="0cm" fo:margin-top="0cm" fo:margin-bottom="0.499cm" loext:contextual-spacing="false" fo:widows="1" fo:text-indent="0cm" style:auto-text-indent="false"/>
      <style:text-properties fo:font-variant="normal" fo:text-transform="none" fo:color="#000000" fo:letter-spacing="normal" fo:font-style="normal" fo:font-weight="normal"/>
    </style:style>
    <style:style style:name="P23"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24" style:family="paragraph" style:parent-style-name="Preformatted_20_Text">
      <style:paragraph-properties fo:margin-top="0cm" fo:margin-bottom="0.499cm" loext:contextual-spacing="false" fo:widows="1"/>
      <style:text-properties fo:font-variant="normal" fo:text-transform="none" fo:color="#000000" fo:letter-spacing="normal"/>
    </style:style>
    <style:style style:name="P25" style:family="paragraph" style:parent-style-name="List_20_Contents">
      <style:paragraph-properties fo:widows="1"/>
      <style:text-properties fo:font-variant="normal" fo:text-transform="none" fo:color="#000000" style:font-name="Times New Roman" fo:font-size="14pt" fo:letter-spacing="normal" fo:font-style="normal" fo:font-weight="normal"/>
    </style:style>
    <style:style style:name="P26" style:family="paragraph" style:parent-style-name="List_20_Contents">
      <style:paragraph-properties fo:widows="1"/>
    </style:style>
    <style:style style:name="P27" style:family="paragraph" style:parent-style-name="List_20_Contents">
      <style:paragraph-properties fo:margin-top="0cm" fo:margin-bottom="0.499cm" loext:contextual-spacing="false" fo:widows="1"/>
      <style:text-properties fo:font-variant="normal" fo:text-transform="none" fo:color="#000000" style:font-name="Times New Roman" fo:font-size="14pt" fo:letter-spacing="normal" fo:font-style="normal" fo:font-weight="normal"/>
    </style:style>
    <style:style style:name="P28" style:family="paragraph" style:parent-style-name="List_20_Contents">
      <style:paragraph-properties fo:margin-top="0cm" fo:margin-bottom="0.499cm" loext:contextual-spacing="false" fo:widows="1"/>
    </style:style>
    <style:style style:name="P29" style:family="paragraph" style:parent-style-name="List_20_Heading">
      <style:paragraph-properties fo:widows="1"/>
    </style:style>
    <style:style style:name="P30" style:family="paragraph" style:parent-style-name="List_20_Heading">
      <style:paragraph-properties fo:margin-left="0cm" fo:margin-right="0cm" fo:widows="1" fo:text-indent="0cm" style:auto-text-indent="false"/>
    </style:style>
    <style:style style:name="P31" style:family="paragraph" style:parent-style-name="Heading_20_1">
      <style:text-properties fo:font-variant="normal" fo:text-transform="none" fo:color="#000000" style:font-name="Times New Roman" fo:letter-spacing="normal" fo:font-style="normal"/>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bold"/>
    </style:style>
    <style:style style:name="T3" style:family="text">
      <style:text-properties fo:font-variant="normal" fo:text-transform="none" fo:color="#000000" style:font-name="Times New Roman" fo:letter-spacing="normal" fo:font-style="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style:font-name="Times New Roman" fo:font-size="14pt" fo:letter-spacing="normal" fo:font-style="normal" fo:font-weight="normal"/>
    </style:style>
    <style:style style:name="T7" style:family="text">
      <style:text-properties fo:font-size="14pt" fo:font-weight="normal"/>
    </style:style>
    <style:style style:name="T8" style:family="text">
      <style:text-properties fo:font-style="normal" fo:font-weight="normal"/>
    </style:style>
    <style:style style:name="T9" style:family="text">
      <style:text-properties officeooo:rsid="00063038"/>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 text:name="SECTION00020000000000000000"/>1 <text:span text:style-name="T9">Вступ</text:span></text:h>
      <text:p text:style-name="P9">The OpenGL Utility Toolkit (GLUT) is a programming interface with ANSI C and FORTRAN bindings for writing window system independent OpenGL programs. The toolkit supports the following functionality:</text:p>
      <text:list xml:id="list8818505903786114416" text:style-name="L1">
        <text:list-item>
          <text:p text:style-name="P12">Multiple windows for OpenGL rendering.</text:p>
        </text:list-item>
        <text:list-item>
          <text:p text:style-name="P12">Callback driven event processing.</text:p>
        </text:list-item>
        <text:list-item>
          <text:p text:style-name="P12">Sophisticated input devices.</text:p>
        </text:list-item>
        <text:list-item>
          <text:p text:style-name="P12">An ``idle'' routine and timers.</text:p>
        </text:list-item>
        <text:list-item>
          <text:p text:style-name="P12">A simple, cascading pop-up menu facility.</text:p>
        </text:list-item>
        <text:list-item>
          <text:p text:style-name="P12">Utility routines to generate various solid and wire frame objects.</text:p>
        </text:list-item>
        <text:list-item>
          <text:p text:style-name="P12">Support for bitmap and stroke fonts.</text:p>
        </text:list-item>
        <text:list-item>
          <text:p text:style-name="P3">Miscellaneous window management functions, including managing overlays.</text:p>
        </text:list-item>
      </text:list>
      <text:p text:style-name="P11"><text:span text:style-name="T1">An ANSI C implementation of GLUT for the X Window System [</text:span><text:a xlink:type="simple" xlink:href="https://www.opengl.org/documentation/specs/glut/spec3/node112.html#x92" text:style-name="Internet_20_link" text:visited-style-name="Visited_20_Internet_20_Link"><text:span text:style-name="T6">13</text:span></text:a><text:span text:style-name="T1">] has been implemented by the author. Windows NT and OS/2 versions of GLUT are also available.</text:span></text:p>
      <text:p text:style-name="P11"><text:span text:style-name="T1">This documentation serves as both a specification and a programming guide. If you are interested in a brief introduction to programming with GLUT, look for the introductory OpenGL column [</text:span><text:a xlink:type="simple" xlink:href="https://www.opengl.org/documentation/specs/glut/spec3/node112.html#kilgard94c" text:style-name="Internet_20_link" text:visited-style-name="Visited_20_Internet_20_Link">8</text:a><text:span text:style-name="T1">] published in </text:span><text:bookmark text:name="32"/><text:span text:style-name="T1"> </text:span><text:span text:style-name="Emphasis"><text:span text:style-name="T1"> The X Journal</text:span></text:span><text:span text:style-name="T1">.</text:span></text:p>
      <text:p text:style-name="P9">The remainder of this section describes GLUT's design philosophy and usage model. The following sections specify the GLUT routines, grouped by functionality. The final sections discuss usage advice, the FORTRAN binding, and implementation issues. Appendix A enumerates and annotates the logical programmer visible state maintained by GLUT. Appendix B presents the ANSI C GLUT API via its header file. Appendix C presents the FORTRAN GLUT API via its header file.</text:p>
      <text:p text:style-name="Text_20_body"><text:line-break/><text:bookmark text:name="SECTION00021000000000000000"/><text:span text:style-name="T3">1.1 Background</text:span></text:p>
      <text:p text:style-name="P11"><text:span text:style-name="T1">One of the major accomplishments in the specification of OpenGL [</text:span><text:a xlink:type="simple" xlink:href="https://www.opengl.org/documentation/specs/glut/spec3/node112.html#segal92" text:style-name="Internet_20_link" text:visited-style-name="Visited_20_Internet_20_Link">14</text:a><text:span text:style-name="T1">,</text:span><text:a xlink:type="simple" xlink:href="https://www.opengl.org/documentation/specs/glut/spec3/node112.html#arb92" text:style-name="Internet_20_link" text:visited-style-name="Visited_20_Internet_20_Link">10</text:a><text:span text:style-name="T1">] was the isolation of window system dependencies from OpenGL's rendering model. The result is that OpenGL is window system independent.</text:span></text:p>
      <text:p text:style-name="P11"><text:span text:style-name="T1">Window system operations such as the creation of a rendering window and the handling of window system events are left to the native window system to define. Necessary interactions between OpenGL and the window system such as creating and binding an OpenGL context to a window are described separately from the OpenGL </text:span><text:soft-page-break/><text:span text:style-name="T1">specification in a window system dependent specification. For example, the GLX specification [</text:span><text:a xlink:type="simple" xlink:href="https://www.opengl.org/documentation/specs/glut/spec3/node112.html#karlton93" text:style-name="Internet_20_link" text:visited-style-name="Visited_20_Internet_20_Link">3</text:a><text:span text:style-name="T1">] describes the standard by which OpenGL interacts with the X Window System.</text:span></text:p>
      <text:p text:style-name="P11"><text:span text:style-name="T1">The predecessor to OpenGL is IRIS GL [</text:span><text:a xlink:type="simple" xlink:href="https://www.opengl.org/documentation/specs/glut/spec3/node112.html#sgi91a" text:style-name="Internet_20_link" text:visited-style-name="Visited_20_Internet_20_Link">15</text:a><text:span text:style-name="T1">,</text:span><text:a xlink:type="simple" xlink:href="https://www.opengl.org/documentation/specs/glut/spec3/node112.html#sgi91b" text:style-name="Internet_20_link" text:visited-style-name="Visited_20_Internet_20_Link">16</text:a><text:span text:style-name="T1">]. Unlike OpenGL, IRIS GL </text:span><text:span text:style-name="Emphasis"><text:span text:style-name="T1">does</text:span></text:span><text:span text:style-name="T1"> specify how rendering windows are created and manipulated. IRIS GL's windowing interface is reasonably popular largely because it is simple to use. IRIS GL programmers can worry about graphics programming without needing to be an expert in programming the native window system. Experience also demonstrated that IRIS GL's windowing interface was high-level enough that it could be retargeted to different window systems. Silicon Graphics migrated from NeWS to the X Window System without any major changes to IRIS GL's basic windowing interface.</text:span></text:p>
      <text:p text:style-name="P9">Removing window system operations from OpenGL is a sound decision because it allows the OpenGL graphics system to be retargeted to various systems including powerful but expensive graphics workstations as well as mass-production graphics systems like video games, set-top boxes for interactive television, and PCs.</text:p>
      <text:p text:style-name="P11"><text:span text:style-name="T1">Unfortunately, the lack of a window system interface for OpenGL is a gap in OpenGL's utility. Learning native window system APIs such as the X Window System's Xlib [</text:span><text:a xlink:type="simple" xlink:href="https://www.opengl.org/documentation/specs/glut/spec3/node112.html#kilgard94a" text:style-name="Internet_20_link" text:visited-style-name="Visited_20_Internet_20_Link">6</text:a><text:span text:style-name="T1">] or Motif [</text:span><text:a xlink:type="simple" xlink:href="https://www.opengl.org/documentation/specs/glut/spec3/node112.html#kilgard94b" text:style-name="Internet_20_link" text:visited-style-name="Visited_20_Internet_20_Link">7</text:a><text:span text:style-name="T1">] can be daunting. Even those familiar with native window system APIs need to understand the interface that binds OpenGL to the native window system. And when an OpenGL program is written using the native window system interface, despite the portability of the program's OpenGL rendering code, the program itself will be window system dependent.</text:span></text:p>
      <text:p text:style-name="P11"><text:span text:style-name="T1">Testing and documenting OpenGL's functionality lead to the development of the </text:span><text:span text:style-name="Teletype"><text:span text:style-name="T1">tk</text:span></text:span><text:span text:style-name="T1"> and </text:span><text:span text:style-name="Teletype"><text:span text:style-name="T1">aux</text:span></text:span><text:span text:style-name="T1"> toolkits. The </text:span><text:span text:style-name="Teletype"><text:span text:style-name="T1">aux</text:span></text:span><text:span text:style-name="T1"> toolkit is used in the examples found in the</text:span><text:span text:style-name="Emphasis"><text:span text:style-name="T1">OpenGL Programming Guide</text:span></text:span><text:span text:style-name="T1"> [</text:span><text:a xlink:type="simple" xlink:href="https://www.opengl.org/documentation/specs/glut/spec3/node112.html#neider93" text:style-name="Internet_20_link" text:visited-style-name="Visited_20_Internet_20_Link">9</text:a><text:span text:style-name="T1">]. Unfortunately, </text:span><text:span text:style-name="Teletype"><text:span text:style-name="T1">aux</text:span></text:span><text:span text:style-name="T1"> has numerous limitations and its utility is largely limited to toy programs. The </text:span><text:span text:style-name="Teletype"><text:span text:style-name="T1">tk</text:span></text:span><text:span text:style-name="T1"> library has more functionality than </text:span><text:span text:style-name="Teletype"><text:span text:style-name="T1">aux</text:span></text:span><text:span text:style-name="T1"> but was developed in an </text:span><text:span text:style-name="Emphasis"><text:span text:style-name="T1">ad hoc</text:span></text:span><text:span text:style-name="T1"> fashion and still lacks much important functionality that IRIS GL programmers expect, like pop-up menus and overlays.</text:span></text:p>
      <text:p text:style-name="P11"><text:span text:style-name="T1">GLUT is designed to fill the need for a window system independent programming interface for OpenGL programs. The interface is designed to be simple yet still meet the needs of useful OpenGL programs. Features from the IRIS GL, </text:span><text:span text:style-name="Teletype"><text:span text:style-name="T1">aux</text:span></text:span><text:span text:style-name="T1">, and </text:span><text:span text:style-name="Teletype"><text:span text:style-name="T1">tk</text:span></text:span><text:span text:style-name="T1"> interfaces are included to make it easy for programmers used to these interfaces to develop programs for GLUT.</text:span></text:p>
      <text:h text:style-name="P1" text:outline-level="2"><text:bookmark text:name="SECTION00022000000000000000"/><text:soft-page-break/>1.2 Design Philosophy</text:h>
      <text:p text:style-name="P9">GLUT simplifies the implementation of programs using OpenGL rendering. The GLUT application programming interface (API) requires very few routines to display a graphics scene rendered using OpenGL. The GLUT API (like the OpenGL API) is stateful. Most initial GLUT state is defined and the initial state is reasonable for simple programs.</text:p>
      <text:p text:style-name="P9">The GLUT routines also take relatively few parameters. No pointers are returned. The only pointers passed into GLUT are pointers to character strings (all strings passed to GLUT are copied, not referenced) and opaque font handles.</text:p>
      <text:p text:style-name="P11"><text:span text:style-name="T1">The GLUT API is (as much as reasonable) window system independent. For this reason, GLUT does not return </text:span><text:span text:style-name="Emphasis"><text:span text:style-name="T1">any</text:span></text:span><text:span text:style-name="T1"> native window system handles, pointers, or other data structures. More subtle window system dependencies such as reliance on window system dependent fonts are avoided by GLUT; instead, GLUT supplies its own (limited) set of fonts.</text:span></text:p>
      <text:p text:style-name="P9">For programming ease, GLUT provides a simple menu sub-API. While the menuing support is designed to be implemented as pop-up menus, GLUT gives window system leeway to support the menu functionality in another manner (pull-down menus for example).</text:p>
      <text:p text:style-name="P11"><text:span text:style-name="T1">Two of the most important pieces of GLUT state are the </text:span><text:span text:style-name="Emphasis"><text:span text:style-name="T1">current window</text:span></text:span><text:span text:style-name="T1"> and </text:span><text:span text:style-name="Emphasis"><text:span text:style-name="T1">current menu</text:span></text:span><text:span text:style-name="T1">. Most window and menu routines affect the </text:span><text:span text:style-name="Emphasis"><text:span text:style-name="T1">current window</text:span></text:span><text:span text:style-name="T1"> or</text:span><text:span text:style-name="Emphasis"><text:span text:style-name="T1">menu</text:span></text:span><text:span text:style-name="T1"> respectively. Most callbacks implicitly set the </text:span><text:span text:style-name="Emphasis"><text:span text:style-name="T1">current window</text:span></text:span><text:span text:style-name="T1"> and </text:span><text:span text:style-name="Emphasis"><text:span text:style-name="T1">menu</text:span></text:span><text:span text:style-name="T1"> to the appropriate window or menu responsible for the callback. GLUT is designed so that a program with only a single window and/or menu will not need to keep track of any window or menu identifiers. This greatly simplifies very simple GLUT programs.</text:span></text:p>
      <text:p text:style-name="P9">GLUT is designed for simple to moderately complex programs focused on OpenGL rendering. GLUT implements its own event loop. For this reason, mixing GLUT with other APIs that demand their own event handling structure may be difficult. The advantage of a builtin event dispatch loop is simplicity.</text:p>
      <text:p text:style-name="P9">GLUT contains routines for rendering fonts and geometric objects, however GLUT makes no claims on the OpenGL display list name space. For this reason, none of the GLUT rendering routines use OpenGL display lists. It is up to the GLUT programmer to compile the output from GLUT rendering routines into display lists if this is desired.</text:p>
      <text:p text:style-name="P9"><text:soft-page-break/>GLUT routines are logically organized into several sub-APIs according to their functionality. The sub-APIs are:</text:p>
      <text:p text:style-name="P30"><text:span text:style-name="Emphasis"><text:span text:style-name="T1">Initialization.</text:span></text:span></text:p>
      <text:p text:style-name="P25">Command line processing, window system initialization, and initial window creation state are controlled by these routines.</text:p>
      <text:p text:style-name="P29"><text:span text:style-name="Emphasis"><text:span text:style-name="T1">Beginning Event Processing.</text:span></text:span></text:p>
      <text:p text:style-name="P25">This routine enters GLUT's event processing loop. This routine never returns, and it continuously calls GLUT callbacks as necessary.</text:p>
      <text:p text:style-name="P29"><text:span text:style-name="Emphasis"><text:span text:style-name="T1">Window Management.</text:span></text:span></text:p>
      <text:p text:style-name="P25">These routines create and control windows.</text:p>
      <text:p text:style-name="P29"><text:span text:style-name="Emphasis"><text:span text:style-name="T1">Overlay Management.</text:span></text:span></text:p>
      <text:p text:style-name="P25">These routines establish and manage overlays for windows.</text:p>
      <text:p text:style-name="P29"><text:span text:style-name="Emphasis"><text:span text:style-name="T1">Menu Management.</text:span></text:span></text:p>
      <text:p text:style-name="P25">These routines create and control pop-up menus.</text:p>
      <text:p text:style-name="P29"><text:span text:style-name="Emphasis"><text:span text:style-name="T1">Callback Registration.</text:span></text:span></text:p>
      <text:p text:style-name="P25">These routines register callbacks to be called by the GLUT event processing loop.</text:p>
      <text:p text:style-name="P29"><text:span text:style-name="Emphasis"><text:span text:style-name="T1">Color Index Colormap Management.</text:span></text:span></text:p>
      <text:p text:style-name="P25">These routines allow the manipulation of color index colormaps for windows.</text:p>
      <text:p text:style-name="P29"><text:span text:style-name="Emphasis"><text:span text:style-name="T1">State Retrieval.</text:span></text:span></text:p>
      <text:p text:style-name="P25">These routines allows programs to retrieve state from GLUT.</text:p>
      <text:p text:style-name="P29"><text:span text:style-name="Emphasis"><text:span text:style-name="T1">Font Rendering.</text:span></text:span></text:p>
      <text:p text:style-name="P25">These routines allow rendering of stroke and bitmap fonts.</text:p>
      <text:p text:style-name="P29"><text:span text:style-name="Emphasis"><text:span text:style-name="T1">Geometric Shape Rendering.</text:span></text:span></text:p>
      <text:p text:style-name="P27">These routines allow the rendering of 3D geometric objects including spheres, cones, icosahedrons, and teapots.</text:p>
      <text:h text:style-name="P1" text:outline-level="2"><text:bookmark text:name="SECTION00023000000000000000"/>1.3 API Version 2</text:h>
      <text:p text:style-name="P9">In response to feedback from the original version of GLUT, GLUT API version 2 was developed. Additions to the original GLUT API version 1 are:</text:p>
      <text:list xml:id="list8198604413043114856" text:style-name="L2">
        <text:list-item>
          <text:p text:style-name="P13">Support for requesting stereo and multisample windows.</text:p>
        </text:list-item>
        <text:list-item>
          <text:p text:style-name="P13">New routines to query support for and provide callbacks for sophisticated input devices: the Spaceball, tablet, and dial &amp; button box.</text:p>
        </text:list-item>
        <text:list-item>
          <text:p text:style-name="P13">New routine to register a callback for keyboard function and directional keys. In version 1, only ASCII characters could be generated.</text:p>
        </text:list-item>
        <text:list-item>
          <text:p text:style-name="P13">New queries for stereo, multisampling, and elapsed time.</text:p>
        </text:list-item>
        <text:list-item>
          <text:p text:style-name="P4">New routine to ease querying for OpenGL extension support.</text:p>
        </text:list-item>
      </text:list>
      <text:p text:style-name="P11"><text:span text:style-name="T1">GLUT API version 2 is completely compatible with version 1 of the API.</text:span></text:p>
      <text:h text:style-name="P2" text:outline-level="2"><text:bookmark text:name="SECTION00024000000000000000"/><text:soft-page-break/><text:span text:style-name="T7">1.4 API Version 3</text:span></text:h>
      <text:p text:style-name="P9">Further feedback lead to the development of GLUT API version 3. Additions to the GLUT API version 2 are:</text:p>
      <text:list xml:id="list9212998640098020148" text:style-name="L3">
        <text:list-item>
          <text:p text:style-name="P15"><text:span text:style-name="T1">The </text:span><text:bookmark text:name="77"/><text:span text:style-name="T1">  </text:span><text:span text:style-name="Teletype"><text:span text:style-name="T1">glutMenuStateFunc</text:span></text:span><text:span text:style-name="T1"> has been deprecated in favor of the </text:span><text:bookmark text:name="79"/><text:span text:style-name="T1">  </text:span><text:span text:style-name="Teletype"><text:span text:style-name="T1">glutMenuStatusFunc</text:span></text:span><text:span text:style-name="T1">.</text:span></text:p>
        </text:list-item>
        <text:list-item>
          <text:p text:style-name="P15"><text:span text:style-name="Teletype"><text:span text:style-name="T1">glutFullScreen</text:span></text:span><text:span text:style-name="T1"> requests full screen top-level windows.</text:span></text:p>
        </text:list-item>
        <text:list-item>
          <text:p text:style-name="P14">Three additional Helvetica bitmap fonts.</text:p>
        </text:list-item>
        <text:list-item>
          <text:p text:style-name="P14">Implementations should enforce not allowing any modifications to menus while menus are in use.</text:p>
        </text:list-item>
        <text:list-item>
          <text:p text:style-name="P15"><text:bookmark text:name="82"/><text:span text:style-name="T4">  </text:span><text:span text:style-name="Teletype"><text:span text:style-name="T1">glutBitmapWidth</text:span></text:span><text:span text:style-name="T1"> and </text:span><text:bookmark text:name="84"/><text:span text:style-name="T1">  </text:span><text:span text:style-name="Teletype"><text:span text:style-name="T1">glutStrokeBitmap</text:span></text:span><text:span text:style-name="T1"> return the widths of individual characters.</text:span></text:p>
        </text:list-item>
        <text:list-item>
          <text:p text:style-name="P15"><text:bookmark text:name="86"/><text:span text:style-name="T4">  </text:span><text:span text:style-name="Teletype"><text:span text:style-name="T1">glutGetModifiers</text:span></text:span><text:span text:style-name="T1"> called during a keyboard, mouse, or special callback returns the modifiers (Shift, Ctrl, Alt) held down when the mouse or keyboard event was generated.</text:span></text:p>
        </text:list-item>
        <text:list-item>
          <text:p text:style-name="P15"><text:span text:style-name="T1">Access to per-window transparent overlays when overlay hardware is supported. The routines added are </text:span><text:bookmark text:name="88"/><text:span text:style-name="T1">  </text:span><text:span text:style-name="Teletype"><text:span text:style-name="T1">glutEstablishOverlay</text:span></text:span><text:span text:style-name="T1">, </text:span><text:bookmark text:name="90"/><text:span text:style-name="T1"> </text:span><text:span text:style-name="Teletype"><text:span text:style-name="T1">glutRemoveOverlay</text:span></text:span><text:span text:style-name="T1">, </text:span><text:bookmark text:name="92"/><text:span text:style-name="T1">  </text:span><text:span text:style-name="Teletype"><text:span text:style-name="T1">glutShowOverlay</text:span></text:span><text:span text:style-name="T1">, </text:span><text:bookmark text:name="94"/><text:span text:style-name="T1">  </text:span><text:span text:style-name="Teletype"><text:span text:style-name="T1">glutHideOverlay</text:span></text:span><text:span text:style-name="T1">, </text:span><text:bookmark text:name="96"/><text:span text:style-name="T1">  </text:span><text:span text:style-name="Teletype"><text:span text:style-name="T1">glutUseOverlay</text:span></text:span><text:span text:style-name="T1">, </text:span><text:bookmark text:name="98"/><text:span text:style-name="T1">  </text:span><text:span text:style-name="Teletype"><text:span text:style-name="T1">glutLayerGet</text:span></text:span><text:span text:style-name="T1">, and </text:span><text:bookmark text:name="100"/><text:span text:style-name="T1">  </text:span><text:span text:style-name="Teletype"><text:span text:style-name="T1">glutPostOverlayRedisplay</text:span></text:span><text:span text:style-name="T1">.</text:span></text:p>
        </text:list-item>
        <text:list-item>
          <text:p text:style-name="P5"><text:span text:style-name="T1">A new display mode called </text:span><text:bookmark text:name="102"/><text:span text:style-name="T1">  </text:span><text:span text:style-name="Teletype"><text:span text:style-name="T1">GLUT_LUMINANCE</text:span></text:span><text:span text:style-name="T1"> using OpenGL's RGBA color model, but that has no green or blue components. The red component is converted to an index and looked up in a writable colormap to determine displayed colors. See </text:span><text:bookmark text:name="104"/><text:span text:style-name="T1">  </text:span><text:span text:style-name="Teletype"><text:span text:style-name="T1">glutInitDisplayMode</text:span></text:span><text:span text:style-name="T1">.</text:span></text:p>
        </text:list-item>
      </text:list>
      <text:p text:style-name="P9">GLUT API version 3 should be largely compatible with version 2. Be aware that programs that used to (through some degree of fortuitous timing) modify menus while menus are in use will encounter fatal errors when doing so in version 3.</text:p>
      <text:p text:style-name="P11"><text:span text:style-name="T1">Another change in GLUT 3.0 that may require source code modification to pre-3.0 GLUT programs. GLUT 3.0 no longer lets a window be shown without a display callback registered. This change makes sure windows are not displayed on the screen without the GLUT application providing a way for them to be rendered. In conjunction with this change, </text:span><text:bookmark text:name="107"/><text:span text:style-name="T1">  </text:span><text:span text:style-name="Teletype"><text:span text:style-name="T1">glutDisplayFunc</text:span></text:span><text:span text:style-name="T1"> no longer allows </text:span><text:span text:style-name="Teletype"><text:span text:style-name="T1">NULL</text:span></text:span><text:span text:style-name="T1"> to deregister a display callback. While there is no longer a way to deregister a display callback, you can still change the change the display callback routine with subsequent calls to </text:span><text:span text:style-name="Teletype"><text:span text:style-name="T1">glutDisplayFunc</text:span></text:span><text:span text:style-name="T1">.</text:span></text:p>
      <text:p text:style-name="P11"><text:span text:style-name="T1">The display mode mask parameter for </text:span><text:span text:style-name="Teletype"><text:span text:style-name="T1">glutInitDisplayMode</text:span></text:span><text:span text:style-name="T1"> and the milliseconds parameter for </text:span><text:span text:style-name="Teletype"><text:span text:style-name="T1">glutTimerFunc</text:span></text:span><text:span text:style-name="T1"> are now of type </text:span><text:span text:style-name="Teletype"><text:span text:style-name="T1">unsigned int</text:span></text:span><text:span text:style-name="T1">(previously </text:span><text:span text:style-name="Teletype"><text:span text:style-name="T1">unsigned long</text:span></text:span><text:span text:style-name="T1">).</text:span></text:p>
      <text:h text:style-name="P2" text:outline-level="2"><text:bookmark text:name="SECTION00025000000000000000"/><text:soft-page-break/><text:span text:style-name="T7">1.5 Conventions</text:span></text:h>
      <text:p text:style-name="P9">GLUT window and screen coordinates are expressed in pixels. The upper left hand corner of the screen or a window is (0,0). X coordinates increase in a rightward direction; Y coordinates increase in a downward direction. Note: This is inconsistent with OpenGL's coordinate scheme that generally considers the lower left hand coordinate of a window to be at (0,0) but is consistent with most popular window systems.</text:p>
      <text:p text:style-name="P9">Integer identifiers in GLUT begin with one, not zero. So window identifiers, menu identifiers, and menu item indexes are based from one, not zero.</text:p>
      <text:p text:style-name="P11"><text:span text:style-name="T1">In GLUT's ANSI C binding, for most routines, basic types (</text:span><text:span text:style-name="Teletype"><text:span text:style-name="T1"> int</text:span></text:span><text:span text:style-name="T1">, </text:span><text:span text:style-name="Teletype"><text:span text:style-name="T1">char*</text:span></text:span><text:span text:style-name="T1">) are used as parameters. In routines where the parameters are directly passed to OpenGL routines, OpenGL types (</text:span><text:span text:style-name="Teletype"><text:span text:style-name="T1"> GLfloat</text:span></text:span><text:span text:style-name="T1">) are used.</text:span></text:p>
      <text:p text:style-name="P9">The header files for GLUT should be included in GLUT programs with the following include directive:</text:p>
      <text:p text:style-name="P21"><text:s text:c="2"/><text:span text:style-name="T8">#include &lt;GL/glut.h&gt;</text:span></text:p>
      <text:p text:style-name="P11"><text:span text:style-name="T1">Because a very large window system software vendor (who will remain nameless) has an apparent inability to appreciate that OpenGL's API is independent of their window system API, portable ANSI C GLUT programs should not directly include </text:span><text:span text:style-name="Teletype"><text:span text:style-name="T5">&lt;GL/gl.h&gt;</text:span></text:span><text:span text:style-name="T4"> </text:span><text:span text:style-name="T1">or </text:span><text:span text:style-name="Teletype"><text:span text:style-name="T5">&lt;GL/glu.h&gt;</text:span></text:span><text:span text:style-name="T1">. Instead, ANSI C GLUT programs should rely on </text:span><text:span text:style-name="Teletype"><text:span text:style-name="T5">&lt;GL/glut.h&gt;</text:span></text:span><text:span text:style-name="T4"> </text:span><text:span text:style-name="T1">to include the necessary OpenGL and GLU related header files.</text:span></text:p>
      <text:p text:style-name="P11"><text:span text:style-name="T1">The ANSI C GLUT library archive is typically named </text:span><text:span text:style-name="Teletype"><text:span text:style-name="T1">libglut.a</text:span></text:span><text:span text:style-name="T1"> on Unix systems. GLUT programs need to link with the system's OpenGL and GLUT libraries (and any libraries these libraries potentially depend on). A set of window system dependent libraries may also be necessary for linking GLUT programs. For example, programs using the X11 GLUT implementation typically need to link with Xlib, the X extension library, possibly the X Input extension library, the X miscellaneous utilities library, and the math library. An example X11/Unix compile line would look like:</text:span></text:p>
      <text:p text:style-name="P21"><text:s text:c="2"/><text:span text:style-name="T8">cc -o foo foo.c -lglut -lGLU -lGL -lXmu -lXi -lXext -lX11 -lm</text:span></text:p>
      <text:p text:style-name="Text_20_body"><text:line-break/><text:bookmark text:name="SECTION00026000000000000000"/><text:span text:style-name="T1">1.6 Terminology</text:span></text:p>
      <text:p text:style-name="P9">A number of terms are used in a GLUT-specific manner throughout this document. The GLUT meaning of these terms is independent of the window system GLUT is used with. Here are GLUT-specific meanings for the following GLUT-specific terms:</text:p>
      <text:p text:style-name="P30"><text:bookmark text:name="125"/><text:span text:style-name="Emphasis"><text:span text:style-name="T4"> </text:span></text:span><text:span text:style-name="Emphasis"><text:span text:style-name="T1">Callback</text:span></text:span></text:p>
      <text:p text:style-name="P25"><text:soft-page-break/>A programmer specified routine that can be registered with GLUT to be called in response to a specific type of event. Also used to refer to a specific callback routine being called.</text:p>
      <text:p text:style-name="P29"><text:bookmark text:name="126"/><text:span text:style-name="Emphasis"><text:span text:style-name="T4"> </text:span></text:span><text:span text:style-name="Emphasis"><text:span text:style-name="T1">Colormap</text:span></text:span></text:p>
      <text:p text:style-name="P25">A mapping of pixel values to RGB color values. Use by color index windows.</text:p>
      <text:p text:style-name="P29"><text:bookmark text:name="127"/><text:span text:style-name="Emphasis"><text:span text:style-name="T4"> </text:span></text:span><text:span text:style-name="Emphasis"><text:span text:style-name="T1">Dials and button box</text:span></text:span></text:p>
      <text:p text:style-name="P25">A sophisticated input device consisting of a pad of buttons and an array of rotating dials, often used by computer-aided design programs.</text:p>
      <text:p text:style-name="P29"><text:bookmark text:name="128"/><text:span text:style-name="Emphasis"><text:span text:style-name="T4"> </text:span></text:span><text:span text:style-name="Emphasis"><text:span text:style-name="T1">Display mode</text:span></text:span></text:p>
      <text:p text:style-name="P25">A set of OpenGL frame buffer capabilities that can be attributed to a window.</text:p>
      <text:p text:style-name="P29"><text:bookmark text:name="129"/><text:span text:style-name="Emphasis"><text:span text:style-name="T4"> </text:span></text:span><text:span text:style-name="Emphasis"><text:span text:style-name="T1">Idle</text:span></text:span></text:p>
      <text:p text:style-name="P25">A state when no window system events are received for processing as callbacks and the idle callback, if one is registered, is called.</text:p>
      <text:p text:style-name="P29"><text:bookmark text:name="130"/><text:span text:style-name="Emphasis"><text:span text:style-name="T4"> </text:span></text:span><text:span text:style-name="Emphasis"><text:span text:style-name="T1">Layer in use</text:span></text:span></text:p>
      <text:p text:style-name="P25">Either the normal plane or overlay. This per-window state determines what frame buffer layer OpenGL commands affect.</text:p>
      <text:p text:style-name="P29"><text:bookmark text:name="131"/><text:span text:style-name="Emphasis"><text:span text:style-name="T4"> </text:span></text:span><text:span text:style-name="Emphasis"><text:span text:style-name="T1">Menu entry</text:span></text:span></text:p>
      <text:p text:style-name="P25">A menu item that the user can select to trigger the menu callback for the menu entry's value.</text:p>
      <text:p text:style-name="P29"><text:bookmark text:name="132"/><text:span text:style-name="Emphasis"><text:span text:style-name="T4"> </text:span></text:span><text:span text:style-name="Emphasis"><text:span text:style-name="T1">Menu item</text:span></text:span></text:p>
      <text:p text:style-name="P25">Either a menu entry or a sub-menu trigger.</text:p>
      <text:p text:style-name="P29"><text:bookmark text:name="133"/><text:span text:style-name="Emphasis"><text:span text:style-name="T4"> </text:span></text:span><text:span text:style-name="Emphasis"><text:span text:style-name="T1">Modifiers</text:span></text:span></text:p>
      <text:p text:style-name="P25">The Shift, Ctrl, and Alt keys that can be held down simultaneously with a key or mouse button being pressed or released.</text:p>
      <text:p text:style-name="P29"><text:bookmark text:name="134"/><text:span text:style-name="Emphasis"><text:span text:style-name="T4"> </text:span></text:span><text:span text:style-name="Emphasis"><text:span text:style-name="T1">Multisampling</text:span></text:span></text:p>
      <text:p text:style-name="P26"><text:span text:style-name="T1">A technique for hardware antialiasing generally available only on expensive 3D graphics hardware [</text:span><text:a xlink:type="simple" xlink:href="https://www.opengl.org/documentation/specs/glut/spec3/node112.html#akeley93" text:style-name="Internet_20_link" text:visited-style-name="Visited_20_Internet_20_Link">1</text:a><text:span text:style-name="T1">]. Each pixel is composed of a number of samples (each containing color and depth information). The samples are averaged to determine the displayed pixel color value. Multisampling is supported as an extension to OpenGL.</text:span></text:p>
      <text:p text:style-name="P29"><text:bookmark text:name="136"/><text:span text:style-name="Emphasis"><text:span text:style-name="T4"> </text:span></text:span><text:span text:style-name="Emphasis"><text:span text:style-name="T1">Normal plane</text:span></text:span></text:p>
      <text:p text:style-name="P26"><text:span text:style-name="T1">The default frame buffer layer where GLUT window state resides; as opposed to the </text:span><text:span text:style-name="Emphasis"><text:span text:style-name="T1">overlay</text:span></text:span><text:span text:style-name="T1">.</text:span></text:p>
      <text:p text:style-name="P29"><text:bookmark text:name="138"/><text:span text:style-name="Emphasis"><text:span text:style-name="T4"> </text:span></text:span><text:span text:style-name="Emphasis"><text:span text:style-name="T1">Overlay</text:span></text:span></text:p>
      <text:p text:style-name="P26"><text:span text:style-name="T1">A frame buffer layer that can be displayed preferentially to the </text:span><text:span text:style-name="Emphasis"><text:span text:style-name="T1">normal plane</text:span></text:span><text:span text:style-name="T1"> and supports transparency to display through to the </text:span><text:span text:style-name="Emphasis"><text:span text:style-name="T1">normal plane</text:span></text:span><text:span text:style-name="T1">. Overlays are useful for rubber-banding effects, text annotation, and other operations, to avoid damaging the normal plane frame buffer state. Overlays require hardware support not present on all systems.</text:span></text:p>
      <text:p text:style-name="P29"><text:bookmark text:name="141"/><text:span text:style-name="Emphasis"><text:span text:style-name="T4"> </text:span></text:span><text:span text:style-name="Emphasis"><text:span text:style-name="T1">Pop</text:span></text:span></text:p>
      <text:p text:style-name="P25">The act of forcing a window to the top of the stacking order for sibling windows.</text:p>
      <text:p text:style-name="P29"><text:bookmark text:name="142"/><text:span text:style-name="Emphasis"><text:span text:style-name="T4"> </text:span></text:span><text:span text:style-name="Emphasis"><text:span text:style-name="T1">Pop-up menu</text:span></text:span></text:p>
      <text:p text:style-name="P25">A menu that can be set to appear when a specified mouse button is pressed in a window. A pop-menu consists of multiple menu items.</text:p>
      <text:p text:style-name="P29"><text:bookmark text:name="143"/><text:span text:style-name="Emphasis"><text:span text:style-name="T4"> </text:span></text:span><text:span text:style-name="Emphasis"><text:span text:style-name="T1">Push</text:span></text:span></text:p>
      <text:p text:style-name="P25"><text:soft-page-break/>The act of forcing a window to the bottom of the stacking order for sibling windows.</text:p>
      <text:p text:style-name="P29"><text:bookmark text:name="144"/><text:span text:style-name="Emphasis"><text:span text:style-name="T4"> </text:span></text:span><text:span text:style-name="Emphasis"><text:span text:style-name="T1">Reshape</text:span></text:span></text:p>
      <text:p text:style-name="P25">The act of changing the size or shape of the window.</text:p>
      <text:p text:style-name="P29"><text:bookmark text:name="145"/><text:span text:style-name="Emphasis"><text:span text:style-name="T4"> </text:span></text:span><text:span text:style-name="Emphasis"><text:span text:style-name="T1">Spaceball</text:span></text:span></text:p>
      <text:p text:style-name="P25">A sophisticated 3D input device that provides six degrees of freedom, three axes of rotation and three axes of translation. It also supports a number of buttons. The device is a hand-sized ball attached to a base. By cupping the ball with one's hand and applying torsional or directional force on the ball, rotations and translationsare generated.</text:p>
      <text:p text:style-name="P29"><text:bookmark text:name="146"/><text:span text:style-name="Emphasis"><text:span text:style-name="T4"> </text:span></text:span><text:span text:style-name="Emphasis"><text:span text:style-name="T1">Stereo</text:span></text:span></text:p>
      <text:p text:style-name="P25">A frame buffer capability providing left and right color buffers for creating stereoscopic renderings. Typically, the user wears LCD shuttered goggles synchronized with the alternating display on the screen of the left and right color buffers.</text:p>
      <text:p text:style-name="P29"><text:bookmark text:name="147"/><text:span text:style-name="Emphasis"><text:span text:style-name="T4"> </text:span></text:span><text:span text:style-name="Emphasis"><text:span text:style-name="T1">Sub-menu</text:span></text:span></text:p>
      <text:p text:style-name="P25">A menu cascaded from some sub-menu trigger.</text:p>
      <text:p text:style-name="P29"><text:bookmark text:name="148"/><text:span text:style-name="Emphasis"><text:span text:style-name="T4"> </text:span></text:span><text:span text:style-name="Emphasis"><text:span text:style-name="T1">Sub-menu trigger</text:span></text:span></text:p>
      <text:p text:style-name="P25">A menu item that the user can enter to cascade another pop-up menu.</text:p>
      <text:p text:style-name="P29"><text:bookmark text:name="149"/><text:span text:style-name="Emphasis"><text:span text:style-name="T4"> </text:span></text:span><text:span text:style-name="Emphasis"><text:span text:style-name="T1">Subwindow</text:span></text:span></text:p>
      <text:p text:style-name="P25">A type of window that is the child window of a top-level window or other subwindow. The drawing and visible region of a subwindow is limited by its parent window.</text:p>
      <text:p text:style-name="P29"><text:bookmark text:name="150"/><text:span text:style-name="Emphasis"><text:span text:style-name="T4"> </text:span></text:span><text:span text:style-name="Emphasis"><text:span text:style-name="T1">Tablet</text:span></text:span></text:p>
      <text:p text:style-name="P25">A precise 2D input device. Like a mouse, 2D coordinates are returned. The absolute position of the tablet ``puck'' on the tablet is returned. Tablets also support a number of buttons.</text:p>
      <text:p text:style-name="P29"><text:bookmark text:name="151"/><text:span text:style-name="Emphasis"><text:span text:style-name="T4"> </text:span></text:span><text:span text:style-name="Emphasis"><text:span text:style-name="T1">Timer</text:span></text:span></text:p>
      <text:p text:style-name="P25">A callback that can be scheduled to be called in a specified interval of time.</text:p>
      <text:p text:style-name="P29"><text:bookmark text:name="152"/><text:span text:style-name="Emphasis"><text:span text:style-name="T4"> </text:span></text:span><text:span text:style-name="Emphasis"><text:span text:style-name="T1">Top-level window</text:span></text:span></text:p>
      <text:p text:style-name="P25">A window that can be placed, moved, resized, etc. independently from other top-level windows by the user. Subwindows may reside within a top-level window.</text:p>
      <text:p text:style-name="P29"><text:bookmark text:name="153"/><text:span text:style-name="Emphasis"><text:span text:style-name="T4"> </text:span></text:span><text:span text:style-name="Emphasis"><text:span text:style-name="T1">Window</text:span></text:span></text:p>
      <text:p text:style-name="P25">A rectangular area for OpenGL rendering.</text:p>
      <text:p text:style-name="P29"><text:bookmark text:name="154"/><text:span text:style-name="Emphasis"><text:span text:style-name="T4"> </text:span></text:span><text:span text:style-name="Emphasis"><text:span text:style-name="T1">Window display state</text:span></text:span></text:p>
      <text:p text:style-name="P25">One of shown, hidden, or iconified. A shown window is potentially visible on the screen (it may be obscured by other windows and not actually visible). A hidden window will never be visible. An iconified window is not visible but could be made visible in response to some user action like clicking on the window's corresponding icon.</text:p>
      <text:p text:style-name="P29"><text:bookmark text:name="155"/><text:span text:style-name="Emphasis"><text:span text:style-name="T4"> </text:span></text:span><text:span text:style-name="Emphasis"><text:span text:style-name="T1">Window system</text:span></text:span></text:p>
      <text:p text:style-name="P27">A broad notion that refers to both the mechanism and policy of the window system. For example, in the X Window System both the window manager and the X server are integral to what GLUT considers the window system.</text:p>
      <text:h text:style-name="P31" text:outline-level="1"><text:bookmark text:name="SECTION00030000000000000000"/><text:soft-page-break/><text:span text:style-name="T7">2 Initialization</text:span></text:h>
      <text:p text:style-name="P11"><text:span text:style-name="T1">Routines beginning with the </text:span><text:span text:style-name="Teletype"><text:span text:style-name="T1">glutInit</text:span></text:span><text:span text:style-name="T1">- prefix are used to initialize GLUT state. The primary initialization routine is </text:span><text:span text:style-name="Teletype"><text:span text:style-name="T1">glutInit</text:span></text:span><text:span text:style-name="T1"> that should only be called exactly once in a GLUT program. No non-</text:span><text:span text:style-name="Teletype"><text:span text:style-name="T1"> glutInit</text:span></text:span><text:span text:style-name="T1">- prefixed GLUT or OpenGL routines should be called before </text:span><text:span text:style-name="Teletype"><text:span text:style-name="T1">glutInit</text:span></text:span><text:span text:style-name="T1">.</text:span></text:p>
      <text:p text:style-name="P11"><text:span text:style-name="T1">The other </text:span><text:span text:style-name="Teletype"><text:span text:style-name="T1">glutInit</text:span></text:span><text:span text:style-name="T1">- routines may be called before </text:span><text:span text:style-name="Teletype"><text:span text:style-name="T1">glutInit</text:span></text:span><text:span text:style-name="T1">. The reason is these routines can be used to set default window initialization state that might be modified by the command processing done in </text:span><text:span text:style-name="Teletype"><text:span text:style-name="T1">glutInit</text:span></text:span><text:span text:style-name="T1">. For example, </text:span><text:span text:style-name="Teletype"><text:span text:style-name="T1">glutInitWindowSize(400, 400)</text:span></text:span><text:bookmark text:name="245"/><text:span text:style-name="T1">  can be called before </text:span><text:span text:style-name="Teletype"><text:span text:style-name="T1">glutInit</text:span></text:span><text:span text:style-name="T1"> to indicate 400 by 400 is the program's default window size. Setting the </text:span><text:span text:style-name="Emphasis"><text:span text:style-name="T1">initial window size</text:span></text:span><text:span text:style-name="T1"> or </text:span><text:span text:style-name="Emphasis"><text:span text:style-name="T1">position</text:span></text:span><text:span text:style-name="T1"> before </text:span><text:span text:style-name="Teletype"><text:span text:style-name="T1">glutInit</text:span></text:span><text:span text:style-name="T1"> allows the GLUT program user to specify the initial size or position using command line arguments.</text:span></text:p>
      <text:h text:style-name="P1" text:outline-level="2"><text:bookmark text:name="SECTION00031000000000000000"/><text:span text:style-name="T7">2.1 glutInit</text:span></text:h>
      <text:p text:style-name="P11"><text:bookmark text:name="251"/><text:span text:style-name="T4">  </text:span><text:span text:style-name="Teletype"><text:span text:style-name="T1">glutInit</text:span></text:span><text:span text:style-name="T1"> is used to initialize the GLUT library.</text:span></text:p>
      <text:p text:style-name="P10">Usage</text:p>
      <text:p text:style-name="P22">void glutInit(int *argcp, char **argv);</text:p>
      <text:p text:style-name="P30"><text:span text:style-name="Teletype"><text:span text:style-name="T1">argcp</text:span></text:span></text:p>
      <text:p text:style-name="P28"><text:span text:style-name="T1">A pointer to the program's </text:span><text:span text:style-name="Emphasis"><text:span text:style-name="T1">unmodified</text:span></text:span><text:span text:style-name="T1"> </text:span><text:span text:style-name="Teletype"><text:span text:style-name="T1">argc</text:span></text:span><text:span text:style-name="T1"> variable from </text:span><text:span text:style-name="Teletype"><text:span text:style-name="T1">main.</text:span></text:span><text:span text:style-name="T1"> Upon return, the value pointed to by </text:span><text:span text:style-name="Teletype"><text:span text:style-name="T1">argcp</text:span></text:span><text:span text:style-name="T1"> will be updated, because </text:span><text:span text:style-name="Teletype"><text:span text:style-name="T1">glutInit</text:span></text:span><text:span text:style-name="T1">extracts any command line options intended for the GLUT library.</text:span></text:p>
      <text:p text:style-name="P29"><text:span text:style-name="Teletype"><text:span text:style-name="T1">argv</text:span></text:span></text:p>
      <text:p text:style-name="P28"><text:span text:style-name="T1">The program's </text:span><text:span text:style-name="Emphasis"><text:span text:style-name="T1">unmodified</text:span></text:span><text:span text:style-name="T1"> </text:span><text:span text:style-name="Teletype"><text:span text:style-name="T1">argv</text:span></text:span><text:span text:style-name="T1"> variable from </text:span><text:span text:style-name="Teletype"><text:span text:style-name="T1">main.</text:span></text:span><text:span text:style-name="T1"> Like </text:span><text:span text:style-name="Teletype"><text:span text:style-name="T1">argcp,</text:span></text:span><text:span text:style-name="T1"> the data for </text:span><text:span text:style-name="Teletype"><text:span text:style-name="T1">argv</text:span></text:span><text:span text:style-name="T1"> will be updated because </text:span><text:span text:style-name="Teletype"><text:span text:style-name="T1">glutInit</text:span></text:span><text:span text:style-name="T1"> extracts any command line options understood by the GLUT library.</text:span></text:p>
      <text:p text:style-name="P10">Description</text:p>
      <text:p text:style-name="P11"><text:span text:style-name="Teletype"><text:span text:style-name="T1">glutInit</text:span></text:span><text:span text:style-name="T1"> will initialize the GLUT library and negotiate a session with the window system. During this process, </text:span><text:span text:style-name="Teletype"><text:span text:style-name="T1">glutInit</text:span></text:span><text:span text:style-name="T1"> may cause the termination of the GLUT program with an error message to the user if GLUT cannot be properly initialized. Examples of this situation include the failure to connect to the window system, the lack of window system support for OpenGL, and invalid command line options.</text:span></text:p>
      <text:p text:style-name="P11"><text:span text:style-name="Teletype"><text:span text:style-name="T1">glutInit</text:span></text:span><text:span text:style-name="T1"> also processes command line options, but the specific options parse are window system dependent.</text:span></text:p>
      <text:p text:style-name="P10">X Implementation Notes</text:p>
      <text:p text:style-name="P11"><text:soft-page-break/><text:span text:style-name="T1">The X Window System specific options parsed by </text:span><text:span text:style-name="Teletype"><text:span text:style-name="T1">glutInit</text:span></text:span><text:span text:style-name="T1"> are as follows:</text:span></text:p>
      <text:p text:style-name="P30"><text:span text:style-name="Teletype"><text:span text:style-name="T1">-display</text:span></text:span><text:span text:style-name="T1"> </text:span><text:span text:style-name="Emphasis"><text:span text:style-name="T1">DISPLAY</text:span></text:span></text:p>
      <text:p text:style-name="P28"><text:span text:style-name="T1">Specify the X server to connect to. If not specified, the value of the </text:span><text:span text:style-name="Teletype"><text:span text:style-name="T1">DISPLAY</text:span></text:span><text:span text:style-name="T1"> environment variable is used.</text:span></text:p>
      <text:p text:style-name="P29"><text:span text:style-name="Teletype"><text:span text:style-name="T1">-geometry</text:span></text:span><text:span text:style-name="T1"> </text:span><text:span text:style-name="Emphasis"><text:span text:style-name="T1">W</text:span></text:span><text:span text:style-name="Teletype"><text:span text:style-name="T1"> x</text:span></text:span><text:span text:style-name="Emphasis"><text:span text:style-name="T1"> H</text:span></text:span><text:span text:style-name="Teletype"><text:span text:style-name="T1"> +</text:span></text:span><text:span text:style-name="Emphasis"><text:span text:style-name="T1"> X</text:span></text:span><text:span text:style-name="Teletype"><text:span text:style-name="T1"> +</text:span></text:span><text:span text:style-name="Emphasis"><text:span text:style-name="T1"> Y</text:span></text:span></text:p>
      <text:p text:style-name="P28"><text:span text:style-name="T1">Determines where window's should be created on the screen. The parameter following </text:span><text:span text:style-name="Teletype"><text:span text:style-name="T1">-geometry</text:span></text:span><text:span text:style-name="T1"> should be formatted as a standard X geometry specification. The effect of using this option is to change the GLUT </text:span><text:span text:style-name="Emphasis"><text:span text:style-name="T1">initial size</text:span></text:span><text:span text:style-name="T1"> and </text:span><text:span text:style-name="Emphasis"><text:span text:style-name="T1">initial position</text:span></text:span><text:span text:style-name="T1"> the same as if </text:span><text:span text:style-name="Teletype"><text:span text:style-name="T1">glutInitWindowSize</text:span></text:span><text:span text:style-name="T1"> or</text:span><text:span text:style-name="Teletype"><text:span text:style-name="T1">glutInitWindowPosition</text:span></text:span><text:span text:style-name="T1"> were called directly.</text:span></text:p>
      <text:p text:style-name="P29"><text:span text:style-name="Teletype"><text:span text:style-name="T1">-iconic</text:span></text:span></text:p>
      <text:p text:style-name="P27">Requests all top-level windows be created in an iconic state.</text:p>
      <text:p text:style-name="P29"><text:span text:style-name="Teletype"><text:span text:style-name="T1">-indirect</text:span></text:span></text:p>
      <text:p text:style-name="P28"><text:span text:style-name="T1">Force the use of </text:span><text:span text:style-name="Emphasis"><text:span text:style-name="T1">indirect</text:span></text:span><text:span text:style-name="T1"> OpenGL rendering contexts.</text:span></text:p>
      <text:p text:style-name="P29"><text:span text:style-name="Teletype"><text:span text:style-name="T1">-direct</text:span></text:span></text:p>
      <text:p text:style-name="P28"><text:span text:style-name="T1">Force the use of </text:span><text:span text:style-name="Emphasis"><text:span text:style-name="T1">direct</text:span></text:span><text:span text:style-name="T1"> OpenGL rendering contexts (not all GLX implementations support direct rendering contexts). A fatal error is generated if direct rendering is not supported by the OpenGL implementation.</text:span></text:p>
      <text:p text:style-name="P28"><text:span text:style-name="T1">If neither </text:span><text:span text:style-name="Teletype"><text:span text:style-name="T1">-indirect</text:span></text:span><text:span text:style-name="T1"> or </text:span><text:span text:style-name="Teletype"><text:span text:style-name="T1">-direct</text:span></text:span><text:span text:style-name="T1"> are used to force a particular behavior, GLUT will attempt to use direct rendering if possible and otherwise fallback to indirect rendering.</text:span></text:p>
      <text:p text:style-name="P29"><text:span text:style-name="Teletype"><text:span text:style-name="T1">-gldebug</text:span></text:span></text:p>
      <text:p text:style-name="P28"><text:span text:style-name="T1">After processing callbacks and/or events, check if there are any OpenGL errors by calling </text:span><text:span text:style-name="Teletype"><text:span text:style-name="T1">glGetError</text:span></text:span><text:span text:style-name="T1">. If an error is reported, print out a warning by looking up the error code with </text:span><text:span text:style-name="Teletype"><text:span text:style-name="T1">gluErrorString</text:span></text:span><text:span text:style-name="T1">. Using this option is helpful in detecting </text:span><text:bookmark text:name="302"/><text:span text:style-name="T1">  OpenGL run-time errors.</text:span></text:p>
      <text:p text:style-name="P29"><text:span text:style-name="Teletype"><text:span text:style-name="T1">-sync</text:span></text:span></text:p>
      <text:p text:style-name="P27">Enable synchronous X protocol transactions. This option makes it easier to track down potential <text:bookmark text:name="304"/>  X protocol errors.</text:p>
      <text:p text:style-name="Text_20_body"><text:line-break/><text:bookmark text:name="SECTION00032000000000000000"/><text:span text:style-name="T1">2.2 glutInitWindowPosition, glutInitWindowSize</text:span></text:p>
      <text:p text:style-name="P11"><text:bookmark text:name="307"/><text:span text:style-name="T4">  </text:span><text:span text:style-name="Teletype"><text:span text:style-name="T1">glutInitWindowPosition</text:span></text:span><text:span text:style-name="T1"> and </text:span><text:bookmark text:name="309"/><text:span text:style-name="T1">  </text:span><text:span text:style-name="Teletype"><text:span text:style-name="T1">glutInitWindowSize</text:span></text:span><text:span text:style-name="T1"> set the </text:span><text:span text:style-name="Emphasis"><text:span text:style-name="T1">initial window position</text:span></text:span><text:span text:style-name="T1"> and </text:span><text:span text:style-name="Emphasis"><text:span text:style-name="T1">size</text:span></text:span><text:span text:style-name="T1"> respectively.</text:span></text:p>
      <text:p text:style-name="P10">Usage</text:p>
      <text:p text:style-name="P20">void glutInitWindowSize(int width, int height);</text:p>
      <text:p text:style-name="P23">void glutInitWindowPosition(int x, int y);</text:p>
      <text:p text:style-name="P30"><text:soft-page-break/><text:span text:style-name="Teletype"><text:span text:style-name="T1">width</text:span></text:span></text:p>
      <text:p text:style-name="P25">Width in pixels.</text:p>
      <text:p text:style-name="P29"><text:span text:style-name="Teletype"><text:span text:style-name="T1">height</text:span></text:span></text:p>
      <text:p text:style-name="P25">Height in pixels.</text:p>
      <text:p text:style-name="P29"><text:span text:style-name="Teletype"><text:span text:style-name="T1">x</text:span></text:span></text:p>
      <text:p text:style-name="P25">Window X location in pixels.</text:p>
      <text:p text:style-name="P29"><text:span text:style-name="Teletype"><text:span text:style-name="T1">y</text:span></text:span></text:p>
      <text:p text:style-name="P27">Window Y location in pixels.</text:p>
      <text:p text:style-name="P10">Description</text:p>
      <text:p text:style-name="P11"><text:span text:style-name="T1">Windows created by </text:span><text:span text:style-name="Teletype"><text:span text:style-name="T1">glutCreateWindow</text:span></text:span><text:span text:style-name="T1"> will be requested to be created with the current </text:span><text:span text:style-name="Emphasis"><text:span text:style-name="T1">initial window position</text:span></text:span><text:span text:style-name="T1"> and </text:span><text:span text:style-name="Emphasis"><text:span text:style-name="T1">size</text:span></text:span><text:span text:style-name="T1">.</text:span></text:p>
      <text:p text:style-name="P11"><text:span text:style-name="T1">The initial value of the </text:span><text:span text:style-name="Emphasis"><text:span text:style-name="T1">initial window position</text:span></text:span><text:span text:style-name="T1"> GLUT state is -1 and -1. If either the X or Y component to the </text:span><text:span text:style-name="Emphasis"><text:span text:style-name="T1">initial window position</text:span></text:span><text:span text:style-name="T1"> is negative, the actual window position is left to the window system to determine. The initial value of the </text:span><text:span text:style-name="Emphasis"><text:span text:style-name="T1">initial window size</text:span></text:span><text:span text:style-name="T1"> GLUT state is 300 by 300. The </text:span><text:span text:style-name="Emphasis"><text:span text:style-name="T1">initial window size</text:span></text:span><text:span text:style-name="T1"> components must be greater than zero.</text:span></text:p>
      <text:p text:style-name="P11"><text:span text:style-name="T1">The intent of the </text:span><text:span text:style-name="Emphasis"><text:span text:style-name="T1">initial window position</text:span></text:span><text:span text:style-name="T1"> and </text:span><text:span text:style-name="Emphasis"><text:span text:style-name="T1">size</text:span></text:span><text:span text:style-name="T1"> values is to provide a suggestion to the window system for a window's initial size and position. The window system is not obligated to use this information. Therefore, GLUT programs should not assume the window was created at the specified size or position. A GLUT program should use the window's reshape callback to determine the true size of the window.</text:span></text:p>
      <text:p text:style-name="Text_20_body"><text:line-break/><text:bookmark text:name="SECTION00033000000000000000"/><text:span text:style-name="T1">2.3 glutInitDisplayMode</text:span></text:p>
      <text:p text:style-name="P11"><text:bookmark text:name="331"/><text:span text:style-name="T4">  </text:span><text:span text:style-name="Teletype"><text:span text:style-name="T1">glutInitDisplayMode</text:span></text:span><text:span text:style-name="T1"> sets the </text:span><text:span text:style-name="Emphasis"><text:span text:style-name="T1">initial display mode</text:span></text:span><text:span text:style-name="T1">.</text:span></text:p>
      <text:p text:style-name="P10">Usage</text:p>
      <text:p text:style-name="P22">void glutInitDisplayMode(unsigned int mode);</text:p>
      <text:p text:style-name="P30"><text:span text:style-name="Teletype"><text:span text:style-name="T1">mode</text:span></text:span></text:p>
      <text:p text:style-name="P28"><text:span text:style-name="T1">Display mode, normally the bitwise </text:span><text:span text:style-name="Emphasis"><text:span text:style-name="T1">OR</text:span></text:span><text:span text:style-name="T1">-ing of GLUT display mode bit masks. See values below:</text:span></text:p>
      <text:p text:style-name="P30"><text:span text:style-name="Teletype"><text:span text:style-name="T1">GLUT_RGBA</text:span></text:span></text:p>
      <text:p text:style-name="P26"><text:span text:style-name="T1">Bit mask to select an RGBA mode window. This is the default if neither </text:span><text:span text:style-name="Teletype"><text:span text:style-name="T1">GLUT_RGBA</text:span></text:span><text:span text:style-name="T1"> nor </text:span><text:span text:style-name="Teletype"><text:span text:style-name="T1">GLUT_INDEX</text:span></text:span><text:span text:style-name="T1"> are specified.</text:span></text:p>
      <text:p text:style-name="P29"><text:span text:style-name="Teletype"><text:span text:style-name="T1">GLUT_RGB</text:span></text:span></text:p>
      <text:p text:style-name="P26"><text:span text:style-name="T1">An alias for </text:span><text:span text:style-name="Teletype"><text:span text:style-name="T1">GLUT_RGBA</text:span></text:span><text:span text:style-name="T1">.</text:span></text:p>
      <text:p text:style-name="P29"><text:span text:style-name="Teletype"><text:span text:style-name="T1">GLUT_INDEX</text:span></text:span></text:p>
      <text:p text:style-name="P26"><text:span text:style-name="T1">Bit mask to select a color index mode window. This overrides </text:span><text:span text:style-name="Teletype"><text:span text:style-name="T1">GLUT_RGBA</text:span></text:span><text:span text:style-name="T1"> if </text:span><text:soft-page-break/><text:span text:style-name="T1">it is also specified.</text:span></text:p>
      <text:p text:style-name="P29"><text:span text:style-name="Teletype"><text:span text:style-name="T1">GLUT_SINGLE</text:span></text:span></text:p>
      <text:p text:style-name="P26"><text:span text:style-name="T1">Bit mask to select a single buffered window. This is the default if neither </text:span><text:span text:style-name="Teletype"><text:span text:style-name="T1">GLUT_DOUBLE</text:span></text:span><text:span text:style-name="T1"> or </text:span><text:span text:style-name="Teletype"><text:span text:style-name="T1">GLUT_SINGLE</text:span></text:span><text:span text:style-name="T1"> are specified.</text:span></text:p>
      <text:p text:style-name="P29"><text:span text:style-name="Teletype"><text:span text:style-name="T1">GLUT_DOUBLE</text:span></text:span></text:p>
      <text:p text:style-name="P26"><text:span text:style-name="T1">Bit mask to select a double buffered window. This overrides </text:span><text:span text:style-name="Teletype"><text:span text:style-name="T1">GLUT_SINGLE</text:span></text:span><text:span text:style-name="T1"> if it is also specified.</text:span></text:p>
      <text:p text:style-name="P29"><text:span text:style-name="Teletype"><text:span text:style-name="T1">GLUT_ACCUM</text:span></text:span></text:p>
      <text:p text:style-name="P25">Bit mask to select a window with an accumulation buffer.</text:p>
      <text:p text:style-name="P29"><text:span text:style-name="Teletype"><text:span text:style-name="T1">GLUT_ALPHA</text:span></text:span></text:p>
      <text:p text:style-name="P25">Bit mask to select a window with an alpha component to the color buffer(s).</text:p>
      <text:p text:style-name="P29"><text:span text:style-name="Teletype"><text:span text:style-name="T1">GLUT_DEPTH</text:span></text:span></text:p>
      <text:p text:style-name="P25">Bit mask to select a window with a depth buffer.</text:p>
      <text:p text:style-name="P29"><text:span text:style-name="Teletype"><text:span text:style-name="T1">GLUT_STENCIL</text:span></text:span></text:p>
      <text:p text:style-name="P25">Bit mask to select a window with a stencil buffer.</text:p>
      <text:p text:style-name="P29"><text:span text:style-name="Teletype"><text:span text:style-name="T1">GLUT_MULTISAMPLE</text:span></text:span></text:p>
      <text:p text:style-name="P26"><text:span text:style-name="T1">Bit mask to select a window with multisampling support. If multisampling is not available, a non-multisampling window will automatically be chosen. Note: both the OpenGL client-side and server-side implementations must support the </text:span><text:span text:style-name="Teletype"><text:span text:style-name="T1">GLX_SAMPLE_SGIS</text:span></text:span><text:span text:style-name="T1"> extension for multisampling to be available.</text:span></text:p>
      <text:p text:style-name="P29"><text:span text:style-name="Teletype"><text:span text:style-name="T1">GLUT_STEREO</text:span></text:span></text:p>
      <text:p text:style-name="P25">Bit mask to select a stereo window.</text:p>
      <text:p text:style-name="P29"><text:span text:style-name="Teletype"><text:span text:style-name="T1">GLUT_LUMINANCE</text:span></text:span></text:p>
      <text:p text:style-name="P28"><text:span text:style-name="T1">Bit mask to select a window with a ``luminance'' color model. This model provides the functionality of OpenGL's RGBA color model, but the green and blue components are not maintained in the frame buffer. Instead each pixel's red component is converted to an index between zero and</text:span><text:span text:style-name="Teletype"><text:span text:style-name="T1">glutGet(GLUT_WINDOW_COLORMAP_SIZE)-1</text:span></text:span><text:span text:style-name="T1"> and looked up in a per-window color map to determine the color of pixels within the window. The initial colormap of </text:span><text:span text:style-name="Teletype"><text:span text:style-name="T1">GLUT_LUMINANCE</text:span></text:span><text:span text:style-name="T1"> windows is initialized to be a linear gray ramp, but can be modified with GLUT's colormap routines.</text:span></text:p>
      <text:p text:style-name="P10">Description</text:p>
      <text:p text:style-name="P11"><text:span text:style-name="T1">The </text:span><text:span text:style-name="Emphasis"><text:span text:style-name="T1">initial display mode</text:span></text:span><text:span text:style-name="T1"> is used when creating top-level windows, subwindows, and overlays to determine the OpenGL display mode for the to-be-created window or overlay.</text:span></text:p>
      <text:p text:style-name="P11"><text:span text:style-name="T1">Note that </text:span><text:span text:style-name="Teletype"><text:span text:style-name="T1">GLUT_RGBA</text:span></text:span><text:span text:style-name="T1"> selects the RGBA color model, but it does not request any bits of alpha (sometimes called an </text:span><text:span text:style-name="Emphasis"><text:span text:style-name="T1">alpha buffer</text:span></text:span><text:span text:style-name="T1"> or </text:span><text:span text:style-name="Emphasis"><text:span text:style-name="T1">destination alpha</text:span></text:span><text:span text:style-name="T1">) be allocated. To request alpha, specify </text:span><text:span text:style-name="Teletype"><text:span text:style-name="T1">GLUT_ALPHA</text:span></text:span><text:span text:style-name="T1">. The same applies to </text:span><text:span text:style-name="Teletype"><text:span text:style-name="T1">GLUT_LUMINANCE</text:span></text:span><text:span text:style-name="T1">.</text:span></text:p>
      <text:p text:style-name="P11"><text:span text:style-name="Teletype"><text:span text:style-name="T2">GLUT_LUMINANCE</text:span></text:span><text:span text:style-name="T2"> Implementation Notes</text:span></text:p>
      <text:p text:style-name="P11"><text:bookmark text:name="371"/><text:span text:style-name="T4">  </text:span><text:span text:style-name="Teletype"><text:span text:style-name="T1">GLUT_LUMINANCE</text:span></text:span><text:span text:style-name="T1"> is not supported on most OpenGL platforms.</text:span></text:p>
      <text:p text:style-name="Text_20_body"><text:soft-page-break/><text:line-break/><text:bookmark text:name="SECTION00040000000000000000"/><text:span text:style-name="T1">3 Beginning Event Processing</text:span></text:p>
      <text:p text:style-name="P11"><text:span text:style-name="T1">After a GLUT program has done initial setup such as creating windows and menus, GLUT programs enter the GLUT event processing loop by calling</text:span><text:span text:style-name="Teletype"><text:span text:style-name="T1">glutMainLoop</text:span></text:span><text:span text:style-name="T1">.</text:span></text:p>
      <text:p text:style-name="Text_20_body"><text:line-break/><text:bookmark text:name="SECTION00041000000000000000"/><text:span text:style-name="T1">3.1 glutMainLoop</text:span></text:p>
      <text:p text:style-name="P11"><text:bookmark text:name="376"/><text:span text:style-name="T4">  </text:span><text:span text:style-name="Teletype"><text:span text:style-name="T1">glutMainLoop</text:span></text:span><text:span text:style-name="T1"> enters the GLUT event processing loop.</text:span></text:p>
      <text:p text:style-name="P10">Usage</text:p>
      <text:p text:style-name="P22">void glutMainLoop(void);</text:p>
      <text:p text:style-name="P10">Description</text:p>
      <text:p text:style-name="P11"><text:span text:style-name="Teletype"><text:span text:style-name="T1">glutMainLoop</text:span></text:span><text:span text:style-name="T1"> enters the GLUT event processing loop. This routine should be called at most once in a GLUT program. Once called, this routine will never return. It will call as necessary any callbacks that have been registered.</text:span></text:p>
      <text:h text:style-name="P31" text:outline-level="1"><text:bookmark text:name="SECTION00050000000000000000"/><text:span text:style-name="T7">4 Window Management</text:span></text:h>
      <text:p text:style-name="P9">GLUT supports two types of windows: top-level windows and subwindows. Both types support OpenGL rendering and GLUT callbacks. There is a single identifier space for both types of windows.</text:p>
      <text:p text:style-name="P11"/>
      <text:p text:style-name="Horizontal_20_Line"/>
      <text:list xml:id="list5028822074587386459" text:style-name="L4">
        <text:list-item>
          <text:p text:style-name="P16"><text:a xlink:type="simple" xlink:href="https://www.opengl.org/documentation/specs/glut/spec3/node16.html#SECTION00051000000000000000" office:name="tex2html586" text:style-name="Internet_20_link" text:visited-style-name="Visited_20_Internet_20_Link"><text:span text:style-name="T1">4.1 glutCreateWindow</text:span></text:a></text:p>
        </text:list-item>
        <text:list-item>
          <text:p text:style-name="P16"><text:a xlink:type="simple" xlink:href="https://www.opengl.org/documentation/specs/glut/spec3/node17.html#SECTION00052000000000000000" office:name="tex2html587" text:style-name="Internet_20_link" text:visited-style-name="Visited_20_Internet_20_Link"><text:span text:style-name="T1">4.2 glutCreateSubWindow</text:span></text:a></text:p>
        </text:list-item>
        <text:list-item>
          <text:p text:style-name="P16"><text:a xlink:type="simple" xlink:href="https://www.opengl.org/documentation/specs/glut/spec3/node18.html#SECTION00053000000000000000" office:name="tex2html588" text:style-name="Internet_20_link" text:visited-style-name="Visited_20_Internet_20_Link"><text:span text:style-name="T1">4.3 glutSetWindow, glutGetWindow</text:span></text:a></text:p>
        </text:list-item>
        <text:list-item>
          <text:p text:style-name="P16"><text:a xlink:type="simple" xlink:href="https://www.opengl.org/documentation/specs/glut/spec3/node19.html#SECTION00054000000000000000" office:name="tex2html589" text:style-name="Internet_20_link" text:visited-style-name="Visited_20_Internet_20_Link"><text:span text:style-name="T1">4.4 glutDestroyWindow</text:span></text:a></text:p>
        </text:list-item>
        <text:list-item>
          <text:p text:style-name="P16"><text:a xlink:type="simple" xlink:href="https://www.opengl.org/documentation/specs/glut/spec3/node20.html#SECTION00055000000000000000" office:name="tex2html590" text:style-name="Internet_20_link" text:visited-style-name="Visited_20_Internet_20_Link"><text:span text:style-name="T1">4.5 glutPostRedisplay</text:span></text:a></text:p>
        </text:list-item>
        <text:list-item>
          <text:p text:style-name="P16"><text:a xlink:type="simple" xlink:href="https://www.opengl.org/documentation/specs/glut/spec3/node21.html#SECTION00056000000000000000" office:name="tex2html591" text:style-name="Internet_20_link" text:visited-style-name="Visited_20_Internet_20_Link"><text:span text:style-name="T1">4.6 glutSwapBuffers</text:span></text:a></text:p>
        </text:list-item>
        <text:list-item>
          <text:p text:style-name="P16"><text:a xlink:type="simple" xlink:href="https://www.opengl.org/documentation/specs/glut/spec3/node22.html#SECTION00057000000000000000" office:name="tex2html592" text:style-name="Internet_20_link" text:visited-style-name="Visited_20_Internet_20_Link"><text:span text:style-name="T1">4.7 glutPositionWindow</text:span></text:a></text:p>
        </text:list-item>
        <text:list-item>
          <text:p text:style-name="P16"><text:a xlink:type="simple" xlink:href="https://www.opengl.org/documentation/specs/glut/spec3/node23.html#SECTION00058000000000000000" office:name="tex2html593" text:style-name="Internet_20_link" text:visited-style-name="Visited_20_Internet_20_Link"><text:span text:style-name="T1">4.8 glutReshapeWindow</text:span></text:a></text:p>
        </text:list-item>
        <text:list-item>
          <text:p text:style-name="P16"><text:a xlink:type="simple" xlink:href="https://www.opengl.org/documentation/specs/glut/spec3/node24.html#SECTION00059000000000000000" office:name="tex2html594" text:style-name="Internet_20_link" text:visited-style-name="Visited_20_Internet_20_Link"><text:span text:style-name="T1">4.9 glutFullScreen</text:span></text:a></text:p>
        </text:list-item>
        <text:list-item>
          <text:p text:style-name="P16"><text:a xlink:type="simple" xlink:href="https://www.opengl.org/documentation/specs/glut/spec3/node25.html#SECTION000510000000000000000" office:name="tex2html595" text:style-name="Internet_20_link" text:visited-style-name="Visited_20_Internet_20_Link"><text:span text:style-name="T1">4.10 glutPopWindow, glutPushWindow</text:span></text:a></text:p>
        </text:list-item>
        <text:list-item>
          <text:p text:style-name="P16"><text:a xlink:type="simple" xlink:href="https://www.opengl.org/documentation/specs/glut/spec3/node26.html#SECTION000511000000000000000" office:name="tex2html596" text:style-name="Internet_20_link" text:visited-style-name="Visited_20_Internet_20_Link"><text:span text:style-name="T1">4.11 glutShowWindow, glutHideWindow, glutIconifyWindow</text:span></text:a></text:p>
        </text:list-item>
        <text:list-item>
          <text:p text:style-name="P16"><text:a xlink:type="simple" xlink:href="https://www.opengl.org/documentation/specs/glut/spec3/node27.html#SECTION000512000000000000000" office:name="tex2html597" text:style-name="Internet_20_link" text:visited-style-name="Visited_20_Internet_20_Link"><text:span text:style-name="T1">4.12 glutSetWindowTitle, glutSetIconTitle</text:span></text:a></text:p>
        </text:list-item>
        <text:list-item>
          <text:p text:style-name="P6"><text:a xlink:type="simple" xlink:href="https://www.opengl.org/documentation/specs/glut/spec3/node28.html#SECTION000513000000000000000" office:name="tex2html598" text:style-name="Internet_20_link" text:visited-style-name="Visited_20_Internet_20_Link"><text:span text:style-name="T1">4.13 glutSetCursor</text:span></text:a></text:p>
        </text:list-item>
      </text:list>
      <text:p text:style-name="Text_20_body"><text:soft-page-break/><text:line-break/><text:bookmark text:name="SECTION00051000000000000000"/><text:span text:style-name="T1">4.1 glutCreateWindow</text:span></text:p>
      <text:p text:style-name="P11"><text:bookmark text:name="383"/><text:span text:style-name="T4">  </text:span><text:span text:style-name="Teletype"><text:span text:style-name="T1">glutCreateWindow</text:span></text:span><text:span text:style-name="T1"> creates a top-level window.</text:span></text:p>
      <text:p text:style-name="P10">Usage</text:p>
      <text:p text:style-name="P22">int glutCreateWindow(char *name);</text:p>
      <text:p text:style-name="P30"><text:span text:style-name="Teletype"><text:span text:style-name="T1">name</text:span></text:span></text:p>
      <text:p text:style-name="P27">ASCII character string for use as window name.</text:p>
      <text:p text:style-name="P11"><text:span text:style-name="T2">Description</text:span><text:span text:style-name="T1"> </text:span><text:span text:style-name="Teletype"><text:span text:style-name="T1">glutCreateWindow</text:span></text:span><text:span text:style-name="T1"> creates a top-level window. The </text:span><text:span text:style-name="Teletype"><text:span text:style-name="T1">name</text:span></text:span><text:span text:style-name="T1"> will be provided to the window system as the window's name. The intent is that the window system will label the window with the name.</text:span></text:p>
      <text:p text:style-name="P11"><text:span text:style-name="T1">Implicitly, the </text:span><text:span text:style-name="Emphasis"><text:span text:style-name="T1">current window</text:span></text:span><text:span text:style-name="T1"> is set to the newly created window.</text:span></text:p>
      <text:p text:style-name="P9">Each created window has a unique associated OpenGL context. State changes to a window's associated OpenGL context can be done immediately after the window is created.</text:p>
      <text:p text:style-name="P11"><text:span text:style-name="T1">The </text:span><text:span text:style-name="Emphasis"><text:span text:style-name="T1">display state</text:span></text:span><text:span text:style-name="T1"> of a window is initially for the window to be shown. But the window's </text:span><text:span text:style-name="Emphasis"><text:span text:style-name="T1">display state</text:span></text:span><text:span text:style-name="T1"> is not actually acted upon until </text:span><text:span text:style-name="Teletype"><text:span text:style-name="T1">glutMainLoop</text:span></text:span><text:span text:style-name="T1"> is entered. This means until </text:span><text:span text:style-name="Teletype"><text:span text:style-name="T1">glutMainLoop</text:span></text:span><text:span text:style-name="T1"> is called, rendering to a created window is ineffective because the window can not yet be displayed.</text:span></text:p>
      <text:p text:style-name="P11"><text:span text:style-name="T1">The value returned is a unique small integer identifier for the window. The range of allocated identifiers starts at one. This window identifier can be used when calling </text:span><text:span text:style-name="Teletype"><text:span text:style-name="T1">glutSetWindow</text:span></text:span><text:span text:style-name="T1">.</text:span></text:p>
      <text:p text:style-name="P10">X Implementation Notes</text:p>
      <text:p text:style-name="P11"><text:span text:style-name="T1">The proper X Inter-Client Communication Conventions Manual (ICCCM)</text:span><text:bookmark text:name="399"/><text:span text:style-name="T1">  top-level properties are established. The </text:span><text:bookmark text:name="400"/><text:span text:style-name="T1">  </text:span><text:span text:style-name="Teletype"><text:span text:style-name="T1">WM_COMMAND</text:span></text:span><text:span text:style-name="T1"> property that lists the command line used to invoke the GLUT program is only established for the first window created.</text:span></text:p>
      <text:p text:style-name="Text_20_body"><text:line-break/><text:bookmark text:name="SECTION00052000000000000000"/><text:span text:style-name="T1">4.2 glutCreateSubWindow</text:span></text:p>
      <text:p text:style-name="P11"><text:bookmark text:name="403"/><text:span text:style-name="T4">  </text:span><text:span text:style-name="Teletype"><text:span text:style-name="T1">glutCreateSubWindow</text:span></text:span><text:span text:style-name="T1"> creates a subwindow.</text:span></text:p>
      <text:p text:style-name="P10">Usage</text:p>
      <text:p text:style-name="P20">int glutCreateSubWindow(int win,</text:p>
      <text:p text:style-name="P24"><text:s text:c="24"/><text:span text:style-name="T8">int x, int y, int width, int height);</text:span></text:p>
      <text:p text:style-name="P30"><text:soft-page-break/><text:span text:style-name="Teletype"><text:span text:style-name="T1">win</text:span></text:span></text:p>
      <text:p text:style-name="P25">Identifier of the subwindow's parent window.</text:p>
      <text:p text:style-name="P29"><text:span text:style-name="Teletype"><text:span text:style-name="T1">x</text:span></text:span></text:p>
      <text:p text:style-name="P25">Window X location in pixels relative to parent window's origin.</text:p>
      <text:p text:style-name="P29"><text:span text:style-name="Teletype"><text:span text:style-name="T1">y</text:span></text:span></text:p>
      <text:p text:style-name="P25">Window Y location in pixels relative to parent window's origin.</text:p>
      <text:p text:style-name="P29"><text:span text:style-name="Teletype"><text:span text:style-name="T1">width</text:span></text:span></text:p>
      <text:p text:style-name="P25">Width in pixels.</text:p>
      <text:p text:style-name="P29"><text:span text:style-name="Teletype"><text:span text:style-name="T1">height</text:span></text:span></text:p>
      <text:p text:style-name="P27">Height in pixels.</text:p>
      <text:p text:style-name="P10">Description</text:p>
      <text:p text:style-name="P11"><text:span text:style-name="Teletype"><text:span text:style-name="T1">glutCreateSubWindow</text:span></text:span><text:span text:style-name="T1"> creates a subwindow of the window identified by </text:span><text:span text:style-name="Teletype"><text:span text:style-name="T1">win</text:span></text:span><text:span text:style-name="T1"> of size </text:span><text:span text:style-name="Teletype"><text:span text:style-name="T1">width</text:span></text:span><text:span text:style-name="T1"> and </text:span><text:span text:style-name="Teletype"><text:span text:style-name="T1">height</text:span></text:span><text:span text:style-name="T1"> at location </text:span><text:span text:style-name="Teletype"><text:span text:style-name="T1">x</text:span></text:span><text:span text:style-name="T1"> and </text:span><text:span text:style-name="Teletype"><text:span text:style-name="T1">y</text:span></text:span><text:span text:style-name="T1"> within the </text:span><text:span text:style-name="Emphasis"><text:span text:style-name="T1">current window</text:span></text:span><text:span text:style-name="T1">. Implicitly, the </text:span><text:span text:style-name="Emphasis"><text:span text:style-name="T1">current window</text:span></text:span><text:span text:style-name="T1"> is set to the newly created subwindow.</text:span></text:p>
      <text:p text:style-name="P9">Each created window has a unique associated OpenGL context. State changes to a window's associated OpenGL context can be done immediately after the window is created.</text:p>
      <text:p text:style-name="P11"><text:span text:style-name="T1">The </text:span><text:span text:style-name="Emphasis"><text:span text:style-name="T1">display state</text:span></text:span><text:span text:style-name="T1"> of a window is initially for the window to be shown. But the window's </text:span><text:span text:style-name="Emphasis"><text:span text:style-name="T1">display state</text:span></text:span><text:span text:style-name="T1"> is not actually acted upon until </text:span><text:span text:style-name="Teletype"><text:span text:style-name="T1">glutMainLoop</text:span></text:span><text:span text:style-name="T1"> is entered. This means until </text:span><text:span text:style-name="Teletype"><text:span text:style-name="T1">glutMainLoop</text:span></text:span><text:span text:style-name="T1"> is called, rendering to a created window is ineffective. Subwindows can not be iconified.</text:span></text:p>
      <text:p text:style-name="P9">Subwindows can be nested arbitrarily deep.</text:p>
      <text:p text:style-name="P9">The value returned is a unique small integer identifier for the window. The range of allocated identifiers starts at one.</text:p>
      <text:p text:style-name="Text_20_body"><text:line-break/><text:bookmark text:name="SECTION00053000000000000000"/><text:span text:style-name="T1">4.3 glutSetWindow, glutGetWindow</text:span></text:p>
      <text:p text:style-name="P11"><text:bookmark text:name="427"/><text:span text:style-name="T4">  </text:span><text:span text:style-name="Teletype"><text:span text:style-name="T1">glutSetWindow</text:span></text:span><text:span text:style-name="T1"> sets the </text:span><text:span text:style-name="Emphasis"><text:span text:style-name="T1">current window</text:span></text:span><text:span text:style-name="T1">; </text:span><text:bookmark text:name="430"/><text:span text:style-name="T1">  </text:span><text:span text:style-name="Teletype"><text:span text:style-name="T1">glutGetWindow</text:span></text:span><text:span text:style-name="T1"> returns the identifier of the </text:span><text:span text:style-name="Emphasis"><text:span text:style-name="T1">current window</text:span></text:span><text:span text:style-name="T1">.</text:span></text:p>
      <text:p text:style-name="P10">Usage</text:p>
      <text:p text:style-name="P20">void glutSetWindow(int win);</text:p>
      <text:p text:style-name="P23">int glutGetWindow(void);</text:p>
      <text:p text:style-name="P30"><text:span text:style-name="Teletype"><text:span text:style-name="T1">win</text:span></text:span></text:p>
      <text:p text:style-name="P28"><text:span text:style-name="T1">Identifier of GLUT window to make the </text:span><text:span text:style-name="Emphasis"><text:span text:style-name="T1">current window</text:span></text:span><text:span text:style-name="T1">.</text:span></text:p>
      <text:p text:style-name="P10">Description</text:p>
      <text:p text:style-name="P11"><text:span text:style-name="Teletype"><text:span text:style-name="T1">glutSetWindow</text:span></text:span><text:span text:style-name="T1"> sets the </text:span><text:span text:style-name="Emphasis"><text:span text:style-name="T1">current window</text:span></text:span><text:span text:style-name="T1">; </text:span><text:span text:style-name="Teletype"><text:span text:style-name="T1">glutGetWindow</text:span></text:span><text:span text:style-name="T1"> returns the identifier of </text:span><text:soft-page-break/><text:span text:style-name="T1">the </text:span><text:span text:style-name="Emphasis"><text:span text:style-name="T1">current window</text:span></text:span><text:span text:style-name="T1">. If no windows exist or the previously </text:span><text:span text:style-name="Emphasis"><text:span text:style-name="T1">current window</text:span></text:span><text:span text:style-name="T1"> was destroyed, </text:span><text:span text:style-name="Teletype"><text:span text:style-name="T1">glutGetWindow</text:span></text:span><text:span text:style-name="T1"> returns zero. </text:span><text:span text:style-name="Teletype"><text:span text:style-name="T1">glutSetWindow</text:span></text:span><text:span text:style-name="T1"> does </text:span><text:span text:style-name="Emphasis"><text:span text:style-name="T1">not</text:span></text:span><text:span text:style-name="T1"> change the </text:span><text:span text:style-name="Emphasis"><text:span text:style-name="T1">layer in use</text:span></text:span><text:span text:style-name="T1"> for the window; this is done using </text:span><text:span text:style-name="Teletype"><text:span text:style-name="T1">glutUseLayer</text:span></text:span><text:span text:style-name="T1">.</text:span></text:p>
      <text:p text:style-name="Text_20_body"><text:line-break/><text:bookmark text:name="SECTION00054000000000000000"/><text:span text:style-name="T1">4.4 glutDestroyWindow</text:span></text:p>
      <text:p text:style-name="P11"><text:bookmark text:name="450"/><text:span text:style-name="T4">  </text:span><text:span text:style-name="Teletype"><text:span text:style-name="T1">glutDestroyWindow</text:span></text:span><text:span text:style-name="T1"> destroys the specified window.</text:span></text:p>
      <text:p text:style-name="P10">Usage</text:p>
      <text:p text:style-name="P22">void glutDestroyWindow(int win);</text:p>
      <text:p text:style-name="P30"><text:span text:style-name="Teletype"><text:span text:style-name="T1">win</text:span></text:span></text:p>
      <text:p text:style-name="P27">Identifier of GLUT window to destroy.</text:p>
      <text:p text:style-name="P10">Description</text:p>
      <text:p text:style-name="P11"><text:span text:style-name="Teletype"><text:span text:style-name="T1">glutDestroyWindow</text:span></text:span><text:span text:style-name="T1"> destroys the window specified by </text:span><text:span text:style-name="Teletype"><text:span text:style-name="T1">win</text:span></text:span><text:span text:style-name="T1"> and the window's associated OpenGL context, logical colormap (if the window is color index), and overlay and related state (if an overlay has been established). Any subwindows of destroyed windows are also destroyed by </text:span><text:span text:style-name="Teletype"><text:span text:style-name="T1">glutDestroyWindow</text:span></text:span><text:span text:style-name="T1">. If</text:span><text:span text:style-name="Teletype"><text:span text:style-name="T1">win</text:span></text:span><text:span text:style-name="T1"> was the </text:span><text:span text:style-name="Emphasis"><text:span text:style-name="T1">current window</text:span></text:span><text:span text:style-name="T1">, the </text:span><text:span text:style-name="Emphasis"><text:span text:style-name="T1">current window</text:span></text:span><text:span text:style-name="T1"> becomes invalid (</text:span><text:span text:style-name="Teletype"><text:span text:style-name="T1"> glutGetWindow</text:span></text:span><text:span text:style-name="T1"> will return zero).</text:span></text:p>
      <text:p text:style-name="Text_20_body"><text:line-break/><text:bookmark text:name="SECTION00055000000000000000"/><text:span text:style-name="T1">4.5 glutPostRedisplay</text:span></text:p>
      <text:p text:style-name="P11"><text:bookmark text:name="465"/><text:span text:style-name="T4">  </text:span><text:span text:style-name="Teletype"><text:span text:style-name="T1">glutPostRedisplay</text:span></text:span><text:span text:style-name="T1"> marks the </text:span><text:span text:style-name="Emphasis"><text:span text:style-name="T1">current window</text:span></text:span><text:span text:style-name="T1"> as needing to be redisplayed.</text:span></text:p>
      <text:p text:style-name="P10">Usage</text:p>
      <text:p text:style-name="P22">void glutPostRedisplay(void);</text:p>
      <text:p text:style-name="P10">Description</text:p>
      <text:p text:style-name="P11"><text:span text:style-name="T1">Mark the normal plane of </text:span><text:span text:style-name="Emphasis"><text:span text:style-name="T1">current window</text:span></text:span><text:span text:style-name="T1"> as needing to be redisplayed. The next iteration through </text:span><text:span text:style-name="Teletype"><text:span text:style-name="T1">glutMainLoop</text:span></text:span><text:span text:style-name="T1">, the window's display callback will be called to redisplay the window's normal plane. Multiple calls to </text:span><text:span text:style-name="Teletype"><text:span text:style-name="T1">glutPostRedisplay</text:span></text:span><text:span text:style-name="T1"> before the next display callback opportunity generates only a single redisplay callback. </text:span><text:span text:style-name="Teletype"><text:span text:style-name="T1">glutPostRedisplay</text:span></text:span><text:span text:style-name="T1"> may be called within a window's display or overlay display callback to re-mark that window for redisplay.</text:span></text:p>
      <text:p text:style-name="P11"><text:span text:style-name="T1">Logically, normal plane damage notification for a window is treated as a </text:span><text:span text:style-name="Teletype"><text:span text:style-name="T1">glutPostRedisplay</text:span></text:span><text:span text:style-name="T1"> on the damaged window. Unlike damage reported by the window system, </text:span><text:span text:style-name="Teletype"><text:span text:style-name="T1">glutPostRedisplay</text:span></text:span><text:span text:style-name="T1"> will </text:span><text:span text:style-name="Emphasis"><text:span text:style-name="T1">not</text:span></text:span><text:span text:style-name="T1"> set to true the normal plane's damaged status (returned by </text:span><text:span text:style-name="Teletype"><text:span text:style-name="T1">glutLayerGet(GLUT_NORMAL_DAMAGED)</text:span></text:span><text:span text:style-name="T1">.</text:span></text:p>
      <text:p text:style-name="P11"><text:soft-page-break/><text:span text:style-name="T1">Also, see </text:span><text:span text:style-name="Teletype"><text:span text:style-name="T1">glutPostOverlayRedisplay</text:span></text:span><text:span text:style-name="T1">.</text:span></text:p>
      <text:p text:style-name="Text_20_body"><text:line-break/><text:bookmark text:name="SECTION00056000000000000000"/><text:span text:style-name="T1">4.6 glutSwapBuffers</text:span></text:p>
      <text:p text:style-name="P11"><text:bookmark text:name="480"/><text:span text:style-name="T4">  </text:span><text:span text:style-name="Teletype"><text:span text:style-name="T1">glutSwapBuffers</text:span></text:span><text:span text:style-name="T1"> swaps the buffers of the </text:span><text:span text:style-name="Emphasis"><text:span text:style-name="T1">current window</text:span></text:span><text:span text:style-name="T1"> if double buffered.</text:span></text:p>
      <text:p text:style-name="P10">Usage</text:p>
      <text:p text:style-name="P22">void glutSwapBuffers(void);</text:p>
      <text:p text:style-name="P10">Description</text:p>
      <text:p text:style-name="P11"><text:span text:style-name="T1">Performs a buffer swap on the </text:span><text:span text:style-name="Emphasis"><text:span text:style-name="T1">layer in use</text:span></text:span><text:span text:style-name="T1"> for the </text:span><text:span text:style-name="Emphasis"><text:span text:style-name="T1">current window</text:span></text:span><text:span text:style-name="T1">. Specifically, </text:span><text:span text:style-name="Teletype"><text:span text:style-name="T1">glutSwapBuffers</text:span></text:span><text:span text:style-name="T1"> promotes the contents of the back buffer of the </text:span><text:span text:style-name="Emphasis"><text:span text:style-name="T1">layer in use</text:span></text:span><text:span text:style-name="T1"> of the </text:span><text:span text:style-name="Emphasis"><text:span text:style-name="T1">current window</text:span></text:span><text:span text:style-name="T1"> to become the contents of the front buffer. The contents of the back buffer then become undefined. The update typically takes place during the vertical retrace of the monitor, rather than immediately after </text:span><text:span text:style-name="Teletype"><text:span text:style-name="T1">glutSwapBuffers</text:span></text:span><text:span text:style-name="T1"> is called.</text:span></text:p>
      <text:p text:style-name="P11"><text:span text:style-name="T1">An implicit </text:span><text:bookmark text:name="491"/><text:span text:style-name="T1">  </text:span><text:span text:style-name="Teletype"><text:span text:style-name="T1">glFlush</text:span></text:span><text:span text:style-name="T1"> is done by </text:span><text:span text:style-name="Teletype"><text:span text:style-name="T1">glutSwapBuffers</text:span></text:span><text:span text:style-name="T1"> before it returns. Subsequent OpenGL commands can be issued immediately after calling</text:span><text:span text:style-name="Teletype"><text:span text:style-name="T1">glutSwapBuffers</text:span></text:span><text:span text:style-name="T1">, but are not executed until the buffer exchange is completed.</text:span></text:p>
      <text:p text:style-name="P11"><text:span text:style-name="T1">If the </text:span><text:span text:style-name="Emphasis"><text:span text:style-name="T1">layer in use</text:span></text:span><text:span text:style-name="T1"> is not double buffered, </text:span><text:span text:style-name="Teletype"><text:span text:style-name="T1">glutSwapBuffers</text:span></text:span><text:span text:style-name="T1"> has no effect.</text:span></text:p>
      <text:h text:style-name="P1" text:outline-level="2"><text:bookmark text:name="SECTION00057000000000000000"/><text:span text:style-name="T7">4.7 glutPositionWindow</text:span></text:h>
      <text:p text:style-name="P11"><text:bookmark text:name="498"/><text:span text:style-name="T4">  </text:span><text:span text:style-name="Teletype"><text:span text:style-name="T1">glutPositionWindow</text:span></text:span><text:span text:style-name="T1"> requests a change to the position of the </text:span><text:span text:style-name="Emphasis"><text:span text:style-name="T1">current window</text:span></text:span><text:span text:style-name="T1">.</text:span></text:p>
      <text:p text:style-name="P10">Usage</text:p>
      <text:p text:style-name="P22">void glutPositionWindow(int x, int y);</text:p>
      <text:p text:style-name="P30"><text:span text:style-name="Teletype"><text:span text:style-name="T1">x</text:span></text:span></text:p>
      <text:p text:style-name="P25">New X location of window in pixels.</text:p>
      <text:p text:style-name="P29"><text:span text:style-name="Teletype"><text:span text:style-name="T1">y</text:span></text:span></text:p>
      <text:p text:style-name="P27">New Y location of window in pixels.</text:p>
      <text:p text:style-name="P10">Description</text:p>
      <text:p text:style-name="P11"><text:span text:style-name="Teletype"><text:span text:style-name="T1">glutPositionWindow</text:span></text:span><text:span text:style-name="T1"> requests a change in the position of the </text:span><text:span text:style-name="Emphasis"><text:span text:style-name="T1">current window</text:span></text:span><text:span text:style-name="T1">. For top-level windows, the </text:span><text:span text:style-name="Teletype"><text:span text:style-name="T1">x</text:span></text:span><text:span text:style-name="T1"> and </text:span><text:span text:style-name="Teletype"><text:span text:style-name="T1">y</text:span></text:span><text:span text:style-name="T1"> parameters are pixel offsets from the screen origin. For subwindows, the </text:span><text:span text:style-name="Teletype"><text:span text:style-name="T1">x</text:span></text:span><text:span text:style-name="T1"> and </text:span><text:span text:style-name="Teletype"><text:span text:style-name="T1">y</text:span></text:span><text:span text:style-name="T1"> parameters are pixel offsets from the window's parent window origin.</text:span></text:p>
      <text:p text:style-name="P11"><text:span text:style-name="T1">The requests by </text:span><text:span text:style-name="Teletype"><text:span text:style-name="T1">glutPositionWindow</text:span></text:span><text:span text:style-name="T1"> are not processed immediately. The request is executed after returning to the main event loop. This allows </text:span><text:soft-page-break/><text:span text:style-name="T1">multiple</text:span><text:span text:style-name="Teletype"><text:span text:style-name="T1">glutPositionWindow</text:span></text:span><text:span text:style-name="T1">, </text:span><text:span text:style-name="Teletype"><text:span text:style-name="T1">glutReshapeWindow</text:span></text:span><text:span text:style-name="T1">, and </text:span><text:span text:style-name="Teletype"><text:span text:style-name="T1">glutFullScreen</text:span></text:span><text:span text:style-name="T1"> requests to the same window to be coalesced.</text:span></text:p>
      <text:p text:style-name="P11"><text:span text:style-name="T1">In the case of top-level windows, a </text:span><text:span text:style-name="Teletype"><text:span text:style-name="T1">glutPositionWindow</text:span></text:span><text:span text:style-name="T1"> call is considered only a request for positioning the window. The window system is free to apply its own policies to top-level window placement. The intent is that top-level windows should be repositioned according </text:span><text:span text:style-name="Teletype"><text:span text:style-name="T1">glutPositionWindow</text:span></text:span><text:span text:style-name="T1">'s parameters.</text:span></text:p>
      <text:p text:style-name="P11"><text:span text:style-name="Teletype"><text:span text:style-name="T1">glutPositionWindow</text:span></text:span><text:span text:style-name="T1"> disables the full screen status of a window if previously enabled.</text:span></text:p>
      <text:p text:style-name="Text_20_body"><text:line-break/><text:bookmark text:name="SECTION00058000000000000000"/><text:span text:style-name="T1">4.8 glutReshapeWindow</text:span></text:p>
      <text:p text:style-name="P11"><text:bookmark text:name="521"/><text:span text:style-name="T4">  </text:span><text:span text:style-name="Teletype"><text:span text:style-name="T1">glutReshapeWindow</text:span></text:span><text:span text:style-name="T1"> requests a change to the size of the </text:span><text:span text:style-name="Emphasis"><text:span text:style-name="T1">current window</text:span></text:span><text:span text:style-name="T1">.</text:span></text:p>
      <text:p text:style-name="P10">Usage</text:p>
      <text:p text:style-name="P22">void glutReshapeWindow(int width, int height);</text:p>
      <text:p text:style-name="P30"><text:span text:style-name="Teletype"><text:span text:style-name="T1">width</text:span></text:span></text:p>
      <text:p text:style-name="P25">New width of window in pixels.</text:p>
      <text:p text:style-name="P29"><text:span text:style-name="Teletype"><text:span text:style-name="T1">height</text:span></text:span></text:p>
      <text:p text:style-name="P27">New height of window in pixels.</text:p>
      <text:p text:style-name="P10">Description</text:p>
      <text:p text:style-name="P11"><text:span text:style-name="Teletype"><text:span text:style-name="T1">glutReshapeWindow</text:span></text:span><text:span text:style-name="T1"> requests a change in the size of the </text:span><text:span text:style-name="Emphasis"><text:span text:style-name="T1">current window</text:span></text:span><text:span text:style-name="T1">. The </text:span><text:span text:style-name="Teletype"><text:span text:style-name="T1">width</text:span></text:span><text:span text:style-name="T1"> and </text:span><text:span text:style-name="Teletype"><text:span text:style-name="T1">height</text:span></text:span><text:span text:style-name="T1"> parameters are size extents in pixels. The </text:span><text:span text:style-name="Teletype"><text:span text:style-name="T1">width</text:span></text:span><text:span text:style-name="T1"> and</text:span><text:span text:style-name="Teletype"><text:span text:style-name="T1">height</text:span></text:span><text:span text:style-name="T1"> must be positive values.</text:span></text:p>
      <text:p text:style-name="P11"><text:span text:style-name="T1">The requests by </text:span><text:span text:style-name="Teletype"><text:span text:style-name="T1">glutReshapeWindow</text:span></text:span><text:span text:style-name="T1"> are not processed immediately. The request is executed after returning to the main event loop. This allows multiple</text:span><text:span text:style-name="Teletype"><text:span text:style-name="T1">glutReshapeWindow</text:span></text:span><text:span text:style-name="T1">, </text:span><text:span text:style-name="Teletype"><text:span text:style-name="T1">glutPositionWindow</text:span></text:span><text:span text:style-name="T1">, and </text:span><text:span text:style-name="Teletype"><text:span text:style-name="T1">glutFullScreen</text:span></text:span><text:span text:style-name="T1"> requests to the same window to be coalesced.</text:span></text:p>
      <text:p text:style-name="P11"><text:span text:style-name="T1">In the case of top-level windows, a </text:span><text:span text:style-name="Teletype"><text:span text:style-name="T1">glutReshapeWindow</text:span></text:span><text:span text:style-name="T1"> call is considered only a request for sizing the window. The window system is free to apply its own policies to top-level window sizing. The intent is that top-level windows should be reshaped according </text:span><text:span text:style-name="Teletype"><text:span text:style-name="T1">glutReshapeWindow</text:span></text:span><text:span text:style-name="T1">'s parameters. Whether a reshape actually takes effect and, if so, the reshaped dimensions are reported to the program by a reshape callback.</text:span></text:p>
      <text:p text:style-name="P11"><text:span text:style-name="Teletype"><text:span text:style-name="T1">glutReshapeWindow</text:span></text:span><text:span text:style-name="T1"> disables the full screen status of a window if previously enabled.</text:span></text:p>
      <text:p text:style-name="Text_20_body"><text:line-break/><text:bookmark text:name="SECTION00059000000000000000"/><text:span text:style-name="T1">4.9 glutFullScreen</text:span></text:p>
      <text:p text:style-name="P11"><text:bookmark text:name="544"/><text:soft-page-break/><text:span text:style-name="T4">  </text:span><text:span text:style-name="Teletype"><text:span text:style-name="T1">glutFullScreen</text:span></text:span><text:span text:style-name="T1"> requests that the </text:span><text:span text:style-name="Emphasis"><text:span text:style-name="T1">current window</text:span></text:span><text:span text:style-name="T1"> be made full screen.</text:span></text:p>
      <text:p text:style-name="P10">Usage</text:p>
      <text:p text:style-name="P22">void glutFullScreen(void);</text:p>
      <text:p text:style-name="P10">Description</text:p>
      <text:p text:style-name="P11"><text:span text:style-name="Teletype"><text:span text:style-name="T1">glutFullScreen</text:span></text:span><text:span text:style-name="T1"> requests that the </text:span><text:span text:style-name="Emphasis"><text:span text:style-name="T1">current window</text:span></text:span><text:span text:style-name="T1"> be made full screen. The exact semantics of what full screen means may vary by window system. The intent is to make the window as large as possible and disable any window decorations or borders added the window system. The window width and height are not guaranteed to be the same as the screen width and height, but that is the intent of making a window full screen.</text:span></text:p>
      <text:p text:style-name="P11"><text:span text:style-name="Teletype"><text:span text:style-name="T1">glutFullScreen</text:span></text:span><text:span text:style-name="T1"> is defined to work only on top-level windows.</text:span></text:p>
      <text:p text:style-name="P11"><text:span text:style-name="T1">The </text:span><text:span text:style-name="Teletype"><text:span text:style-name="T1">glutFullScreen</text:span></text:span><text:span text:style-name="T1"> requests are not processed immediately. The request is executed after returning to the main event loop. This allows multiple</text:span><text:span text:style-name="Teletype"><text:span text:style-name="T1">glutReshapeWindow</text:span></text:span><text:span text:style-name="T1">, </text:span><text:span text:style-name="Teletype"><text:span text:style-name="T1">glutPositionWindow</text:span></text:span><text:span text:style-name="T1">, and </text:span><text:span text:style-name="Teletype"><text:span text:style-name="T1">glutFullScreen</text:span></text:span><text:span text:style-name="T1"> requests to the same window to be coalesced.</text:span></text:p>
      <text:p text:style-name="P11"><text:span text:style-name="T1">Subsequent </text:span><text:span text:style-name="Teletype"><text:span text:style-name="T1">glutReshapeWindow</text:span></text:span><text:span text:style-name="T1"> and </text:span><text:span text:style-name="Teletype"><text:span text:style-name="T1">glutPositionWindow</text:span></text:span><text:span text:style-name="T1"> requests on the window will disable the full screen status of the window.</text:span></text:p>
      <text:p text:style-name="P10">X Implementation Notes</text:p>
      <text:p text:style-name="P11"><text:span text:style-name="T1">In the X implementation of GLUT, full screen is implemented by sizing and positioning the window to cover the entire screen and posting the </text:span><text:bookmark text:name="559"/><text:span text:style-name="T1"> </text:span><text:span text:style-name="Teletype"><text:span text:style-name="T1">_MOTIF_WM_HINTS</text:span></text:span><text:span text:style-name="T1"> property on the window requesting absolutely no decorations. Non-Motif window managers may not respond to </text:span><text:span text:style-name="Teletype"><text:span text:style-name="T1">_MOTIF_WM_HINTS</text:span></text:span><text:span text:style-name="T1">.</text:span></text:p>
      <text:p text:style-name="Text_20_body"><text:line-break/><text:bookmark text:name="SECTION000510000000000000000"/><text:span text:style-name="T1">4.10 glutPopWindow, glutPushWindow</text:span></text:p>
      <text:p text:style-name="P11"><text:bookmark text:name="563"/><text:span text:style-name="T4">  </text:span><text:span text:style-name="Teletype"><text:span text:style-name="T1">glutPopWindow</text:span></text:span><text:span text:style-name="T1"> and </text:span><text:bookmark text:name="565"/><text:span text:style-name="T1">  </text:span><text:span text:style-name="Teletype"><text:span text:style-name="T1">glutPushWindow</text:span></text:span><text:span text:style-name="T1"> change the stacking order of the </text:span><text:span text:style-name="Emphasis"><text:span text:style-name="T1">current window</text:span></text:span><text:span text:style-name="T1"> relative to its siblings.</text:span></text:p>
      <text:p text:style-name="P10">Usage</text:p>
      <text:p text:style-name="P20">void glutPopWindow(void);</text:p>
      <text:p text:style-name="P23">void glutPushWindow(void);</text:p>
      <text:p text:style-name="P10">Description</text:p>
      <text:p text:style-name="P11"><text:span text:style-name="Teletype"><text:span text:style-name="T1">glutPopWindow</text:span></text:span><text:span text:style-name="T1"> and </text:span><text:span text:style-name="Teletype"><text:span text:style-name="T1">glutPushWindow</text:span></text:span><text:span text:style-name="T1"> work on both top-level windows and subwindows. The effect of pushing and popping windows does not take place </text:span><text:soft-page-break/><text:span text:style-name="T1">immediately. Instead the push or pop is saved for execution upon return to the GLUT event loop. Subsequent push or pop requests on a window replace the previously saved request for that window. The effect of pushing and popping top-level windows is subject to the window system's policy for restacking windows.</text:span></text:p>
      <text:p text:style-name="Text_20_body"><text:line-break/><text:bookmark text:name="SECTION000511000000000000000"/><text:span text:style-name="T1">4.11 glutShowWindow, glutHideWindow, glutIconifyWindow</text:span></text:p>
      <text:p text:style-name="P11"><text:bookmark text:name="573"/><text:span text:style-name="T4">  </text:span><text:span text:style-name="Teletype"><text:span text:style-name="T1">glutShowWindow</text:span></text:span><text:span text:style-name="T1">, </text:span><text:bookmark text:name="575"/><text:span text:style-name="T1">  </text:span><text:span text:style-name="Teletype"><text:span text:style-name="T1">glutHideWindow</text:span></text:span><text:span text:style-name="T1">, and </text:span><text:bookmark text:name="577"/><text:span text:style-name="T1">  </text:span><text:span text:style-name="Teletype"><text:span text:style-name="T1">glutIconifyWindow</text:span></text:span><text:span text:style-name="T1"> change the display status of the </text:span><text:span text:style-name="Emphasis"><text:span text:style-name="T1">current window</text:span></text:span><text:span text:style-name="T1">.</text:span></text:p>
      <text:p text:style-name="P10">Usage</text:p>
      <text:p text:style-name="P20">void glutShowWindow(void);</text:p>
      <text:p text:style-name="P19">void glutHideWindow(void);</text:p>
      <text:p text:style-name="P23">void glutIconifyWindow(void);</text:p>
      <text:p text:style-name="P10">Description</text:p>
      <text:p text:style-name="P11"><text:span text:style-name="Teletype"><text:span text:style-name="T1">glutShowWindow</text:span></text:span><text:span text:style-name="T1"> will show the </text:span><text:span text:style-name="Emphasis"><text:span text:style-name="T1">current window</text:span></text:span><text:span text:style-name="T1"> (though it may still not be visible if obscured by other shown windows). </text:span><text:span text:style-name="Teletype"><text:span text:style-name="T1">glutHideWindow</text:span></text:span><text:span text:style-name="T1"> will hide the</text:span><text:span text:style-name="Emphasis"><text:span text:style-name="T1">current window</text:span></text:span><text:span text:style-name="T1">. </text:span><text:span text:style-name="Teletype"><text:span text:style-name="T1">glutIconifyWindow</text:span></text:span><text:span text:style-name="T1"> will iconify a top-level window, but GLUT prohibits iconification of a subwindow. The effect of showing, hiding, and iconifying windows does not take place immediately. Instead the requests are saved for execution upon return to the GLUT event loop. Subsequent show, hide, or iconification requests on a window replace the previously saved request for that window. The effect of hiding, showing, or iconifying top-level windows is subject to the window system's policy for displaying windows.</text:span></text:p>
      <text:p text:style-name="Text_20_body"><text:line-break/><text:bookmark text:name="SECTION000512000000000000000"/><text:span text:style-name="T1">4.12 glutSetWindowTitle, glutSetIconTitle</text:span></text:p>
      <text:p text:style-name="P11"><text:bookmark text:name="588"/><text:span text:style-name="T4">  </text:span><text:span text:style-name="Teletype"><text:span text:style-name="T1">glutSetWindowTitle</text:span></text:span><text:span text:style-name="T1"> and </text:span><text:bookmark text:name="590"/><text:span text:style-name="T1">  </text:span><text:span text:style-name="Teletype"><text:span text:style-name="T1">glutSetIconTitle</text:span></text:span><text:span text:style-name="T1"> change the window or icon title respectively of the current top-level window.</text:span></text:p>
      <text:p text:style-name="P10">Usage</text:p>
      <text:p text:style-name="P20">void glutSetWindowTitle(char *name);</text:p>
      <text:p text:style-name="P23">void glutSetIconTitle(char *name);</text:p>
      <text:p text:style-name="P30"><text:span text:style-name="Teletype"><text:span text:style-name="T1">name</text:span></text:span></text:p>
      <text:p text:style-name="P27">ASCII character string for the window or icon name to be set for the window.</text:p>
      <text:p text:style-name="P10">Description</text:p>
      <text:p text:style-name="P11"><text:span text:style-name="T1">These routines should be called only when the </text:span><text:span text:style-name="Emphasis"><text:span text:style-name="T1">current window</text:span></text:span><text:span text:style-name="T1"> is a top-level window. Upon creation of a top-level window, the window and icon names are determined by </text:span><text:soft-page-break/><text:span text:style-name="T1">the </text:span><text:span text:style-name="Teletype"><text:span text:style-name="T1">name</text:span></text:span><text:span text:style-name="T1"> parameter to </text:span><text:span text:style-name="Teletype"><text:span text:style-name="T1">glutCreateWindow</text:span></text:span><text:span text:style-name="T1">. Once created, </text:span><text:span text:style-name="Teletype"><text:span text:style-name="T1">glutSetWindowTitle</text:span></text:span><text:span text:style-name="T1"> and </text:span><text:span text:style-name="Teletype"><text:span text:style-name="T1">glutSetIconTitle</text:span></text:span><text:span text:style-name="T1"> can change the window and icon names respectively of top-level windows. Each call requests the window system change the title appropriately. Requests are not buffered or coalesced. The policy by which the window and icon name are displayed is window system dependent.</text:span></text:p>
      <text:h text:style-name="P1" text:outline-level="2"><text:bookmark text:name="SECTION000513000000000000000"/><text:span text:style-name="T7">4.13 glutSetCursor</text:span></text:h>
      <text:p text:style-name="P11"><text:bookmark text:name="603"/><text:span text:style-name="T4">  </text:span><text:span text:style-name="Teletype"><text:span text:style-name="T1">glutSetCursor</text:span></text:span><text:span text:style-name="T1"> changes the cursor image of the </text:span><text:span text:style-name="Emphasis"><text:span text:style-name="T1">current window</text:span></text:span><text:span text:style-name="T1">.</text:span></text:p>
      <text:p text:style-name="P10">Usage</text:p>
      <text:p text:style-name="P22">void glutSetCursor(int cursor);</text:p>
      <text:p text:style-name="P30"><text:span text:style-name="Teletype"><text:span text:style-name="T1">cursor</text:span></text:span></text:p>
      <text:p text:style-name="P27">Name of cursor image to change to.</text:p>
      <text:p text:style-name="P30"><text:span text:style-name="Teletype"><text:span text:style-name="T1">GLUT_CURSOR_RIGHT_ARROW</text:span></text:span></text:p>
      <text:p text:style-name="P25">Arrow pointing up and to the right.</text:p>
      <text:p text:style-name="P29"><text:span text:style-name="Teletype"><text:span text:style-name="T1">GLUT_CURSOR_LEFT_ARROW</text:span></text:span></text:p>
      <text:p text:style-name="P25">Arrow pointing up and to the left.</text:p>
      <text:p text:style-name="P29"><text:span text:style-name="Teletype"><text:span text:style-name="T1">GLUT_CURSOR_INFO</text:span></text:span></text:p>
      <text:p text:style-name="P25">Pointing hand.</text:p>
      <text:p text:style-name="P29"><text:span text:style-name="Teletype"><text:span text:style-name="T1">GLUT_CURSOR_DESTROY</text:span></text:span></text:p>
      <text:p text:style-name="P25">Skull &amp; cross bones.</text:p>
      <text:p text:style-name="P29"><text:span text:style-name="Teletype"><text:span text:style-name="T1">GLUT_CURSOR_HELP</text:span></text:span></text:p>
      <text:p text:style-name="P25">Question mark.</text:p>
      <text:p text:style-name="P29"><text:span text:style-name="Teletype"><text:span text:style-name="T1">GLUT_CURSOR_CYCLE</text:span></text:span></text:p>
      <text:p text:style-name="P25">Arrows rotating in a circle.</text:p>
      <text:p text:style-name="P29"><text:span text:style-name="Teletype"><text:span text:style-name="T1">GLUT_CURSOR_SPRAY</text:span></text:span></text:p>
      <text:p text:style-name="P25">Spray can.</text:p>
      <text:p text:style-name="P29"><text:span text:style-name="Teletype"><text:span text:style-name="T1">GLUT_CURSOR_WAIT</text:span></text:span></text:p>
      <text:p text:style-name="P25">Wrist watch.</text:p>
      <text:p text:style-name="P29"><text:span text:style-name="Teletype"><text:span text:style-name="T1">GLUT_CURSOR_TEXT</text:span></text:span></text:p>
      <text:p text:style-name="P25">Insertion point cursor for text.</text:p>
      <text:p text:style-name="P29"><text:span text:style-name="Teletype"><text:span text:style-name="T1">GLUT_CURSOR_CROSSHAIR</text:span></text:span></text:p>
      <text:p text:style-name="P25">Simple cross-hair.</text:p>
      <text:p text:style-name="P29"><text:span text:style-name="Teletype"><text:span text:style-name="T1">GLUT_CURSOR_UP_DOWN</text:span></text:span></text:p>
      <text:p text:style-name="P25">Bi-directional pointing up &amp; down.</text:p>
      <text:p text:style-name="P29"><text:span text:style-name="Teletype"><text:span text:style-name="T1">GLUT_CURSOR_LEFT_RIGHT</text:span></text:span></text:p>
      <text:p text:style-name="P25">Bi-directional pointing left &amp; right.</text:p>
      <text:p text:style-name="P29"><text:span text:style-name="Teletype"><text:span text:style-name="T1">GLUT_CURSOR_TOP_SIDE</text:span></text:span></text:p>
      <text:p text:style-name="P25">Arrow pointing to top side.</text:p>
      <text:p text:style-name="P29"><text:span text:style-name="Teletype"><text:span text:style-name="T1">GLUT_CURSOR_BOTTOM_SIDE</text:span></text:span></text:p>
      <text:p text:style-name="P25">Arrow pointing to bottom side.</text:p>
      <text:p text:style-name="P29"><text:span text:style-name="Teletype"><text:span text:style-name="T1">GLUT_CURSOR_LEFT_SIDE</text:span></text:span></text:p>
      <text:p text:style-name="P25"><text:soft-page-break/>Arrow pointing to left side.</text:p>
      <text:p text:style-name="P29"><text:span text:style-name="Teletype"><text:span text:style-name="T1">GLUT_CURSOR_RIGHT_SIDE</text:span></text:span></text:p>
      <text:p text:style-name="P25">Arrow pointing to right side.</text:p>
      <text:p text:style-name="P29"><text:span text:style-name="Teletype"><text:span text:style-name="T1">GLUT_CURSOR_TOP_LEFT_CORNER</text:span></text:span></text:p>
      <text:p text:style-name="P25">Arrow pointing to top-left corner.</text:p>
      <text:p text:style-name="P29"><text:span text:style-name="Teletype"><text:span text:style-name="T1">GLUT_CURSOR_TOP_RIGHT_CORNER</text:span></text:span></text:p>
      <text:p text:style-name="P25">Arrow pointing to top-right corner.</text:p>
      <text:p text:style-name="P29"><text:span text:style-name="Teletype"><text:span text:style-name="T1">GLUT_CURSOR_BOTTOM_RIGHT_CORNER</text:span></text:span></text:p>
      <text:p text:style-name="P25">Arrow pointing to bottom-left corner.</text:p>
      <text:p text:style-name="P29"><text:span text:style-name="Teletype"><text:span text:style-name="T1">GLUT_CURSOR_BOTTOM_LEFT_CORNER</text:span></text:span></text:p>
      <text:p text:style-name="P25">Arrow pointing to bottom-right corner.</text:p>
      <text:p text:style-name="P29"><text:span text:style-name="Teletype"><text:span text:style-name="T1">GLUT_CURSOR_FULL_CROSSHAIR</text:span></text:span></text:p>
      <text:p text:style-name="P26"><text:span text:style-name="T1">Full-screen cross-hair cursor (if possible, otherwise </text:span><text:span text:style-name="Teletype"><text:span text:style-name="T1">GLUT_CURSOR_CROSSHAIR</text:span></text:span><text:span text:style-name="T1">).</text:span></text:p>
      <text:p text:style-name="P29"><text:span text:style-name="Teletype"><text:span text:style-name="T1">GLUT_CURSOR_NONE</text:span></text:span></text:p>
      <text:p text:style-name="P25">Invisible cursor.</text:p>
      <text:p text:style-name="P29"><text:span text:style-name="Teletype"><text:span text:style-name="T1">GLUT_CURSOR_INHERIT</text:span></text:span></text:p>
      <text:p text:style-name="P27">Use parent's cursor.</text:p>
      <text:p text:style-name="P10">Description</text:p>
      <text:p text:style-name="P11"><text:bookmark text:name="637"/><text:span text:style-name="T4">  </text:span><text:span text:style-name="Teletype"><text:span text:style-name="T1">glutSetCursor</text:span></text:span><text:span text:style-name="T1"> changes the cursor image of the </text:span><text:span text:style-name="Emphasis"><text:span text:style-name="T1">current window</text:span></text:span><text:span text:style-name="T1">. Each call requests the window system change the cursor appropriately. The cursor image when a window is created is </text:span><text:span text:style-name="Teletype"><text:span text:style-name="T1">GLUT_CURSOR_INHERIT</text:span></text:span><text:span text:style-name="T1">. The exact cursor images used are implementation dependent. The intent is for the image to convey the meaning of the cursor name. For a top-level window, </text:span><text:span text:style-name="Teletype"><text:span text:style-name="T1">GLUT_CURSOR_INHERIT</text:span></text:span><text:span text:style-name="T1"> uses the default window system cursor.</text:span></text:p>
      <text:p text:style-name="P10">X Implementation Notes</text:p>
      <text:p text:style-name="P11"><text:span text:style-name="T1">GLUT for X uses SGI's </text:span><text:bookmark text:name="643"/><text:span text:style-name="T1">  </text:span><text:span text:style-name="Teletype"><text:span text:style-name="T1">_SGI_CROSSHAIR_CURSOR</text:span></text:span><text:span text:style-name="T1"> convention [</text:span><text:a xlink:type="simple" xlink:href="https://www.opengl.org/documentation/specs/glut/spec3/node112.html#kilgard93xsgi" text:style-name="Internet_20_link" text:visited-style-name="Visited_20_Internet_20_Link">4</text:a><text:span text:style-name="T1">] to access a full-screen cross-hair cursor if possible.</text:span></text:p>
      <text:p text:style-name="Text_20_body"><text:line-break/><text:bookmark text:name="SECTION00060000000000000000"/><text:span text:style-name="T1">5 Overlay Management</text:span></text:p>
      <text:p text:style-name="P9">When <text:bookmark text:name="647"/> overlay hardware is available, GLUT provides a set of routine for establishing, using, and removing an overlay for GLUT windows. When an overlay is established, a separate OpenGL context is also established. A window's overlay OpenGL state is kept distinct from the normal planes OpenGL state.</text:p>
      <text:p text:style-name="P11"/>
      <text:p text:style-name="Horizontal_20_Line"/>
      <text:list xml:id="list7214881832822123790" text:style-name="L5">
        <text:list-item>
          <text:p text:style-name="P17"><text:a xlink:type="simple" xlink:href="https://www.opengl.org/documentation/specs/glut/spec3/node30.html#SECTION00061000000000000000" office:name="tex2html765" text:style-name="Internet_20_link" text:visited-style-name="Visited_20_Internet_20_Link"><text:span text:style-name="T1">5.1 glutEstablishOverlay</text:span></text:a></text:p>
        </text:list-item>
        <text:list-item>
          <text:p text:style-name="P17"><text:soft-page-break/><text:a xlink:type="simple" xlink:href="https://www.opengl.org/documentation/specs/glut/spec3/node31.html#SECTION00062000000000000000" office:name="tex2html766" text:style-name="Internet_20_link" text:visited-style-name="Visited_20_Internet_20_Link"><text:span text:style-name="T1">5.2 glutUseLayer</text:span></text:a></text:p>
        </text:list-item>
        <text:list-item>
          <text:p text:style-name="P17"><text:a xlink:type="simple" xlink:href="https://www.opengl.org/documentation/specs/glut/spec3/node32.html#SECTION00063000000000000000" office:name="tex2html767" text:style-name="Internet_20_link" text:visited-style-name="Visited_20_Internet_20_Link"><text:span text:style-name="T1">5.3 glutRemoveOverlay</text:span></text:a></text:p>
        </text:list-item>
        <text:list-item>
          <text:p text:style-name="P17"><text:a xlink:type="simple" xlink:href="https://www.opengl.org/documentation/specs/glut/spec3/node33.html#SECTION00064000000000000000" office:name="tex2html768" text:style-name="Internet_20_link" text:visited-style-name="Visited_20_Internet_20_Link"><text:span text:style-name="T1">5.4 glutPostOverlayRedisplay</text:span></text:a></text:p>
        </text:list-item>
        <text:list-item>
          <text:p text:style-name="P7"><text:a xlink:type="simple" xlink:href="https://www.opengl.org/documentation/specs/glut/spec3/node34.html#SECTION00065000000000000000" office:name="tex2html769" text:style-name="Internet_20_link" text:visited-style-name="Visited_20_Internet_20_Link"><text:span text:style-name="T1">5.5 glutShowOverlay, glutHideOverlay</text:span></text:a></text:p>
        </text:list-item>
      </text:list>
      <text:h text:style-name="P1" text:outline-level="2"><text:bookmark text:name="SECTION00061000000000000000"/><text:span text:style-name="T7">5.1 glutEstablishOverlay</text:span></text:h>
      <text:p text:style-name="P11"><text:bookmark text:name="649"/><text:span text:style-name="T4">  </text:span><text:span text:style-name="Teletype"><text:span text:style-name="T1">glutEstablishOverlay</text:span></text:span><text:span text:style-name="T1"> establishes an overlay (if possible) for the </text:span><text:span text:style-name="Emphasis"><text:span text:style-name="T1">current window</text:span></text:span><text:span text:style-name="T1">.</text:span></text:p>
      <text:p text:style-name="P10">Usage</text:p>
      <text:p text:style-name="P22">void glutEstablishOverlay(void);</text:p>
      <text:p text:style-name="P10">Description</text:p>
      <text:p text:style-name="P11"><text:span text:style-name="Teletype"><text:span text:style-name="T1">glutEstablishOverlay</text:span></text:span><text:span text:style-name="T1"> establishes an overlay (if possible) for the </text:span><text:span text:style-name="Emphasis"><text:span text:style-name="T1">current window</text:span></text:span><text:span text:style-name="T1">. The requested display mode for the overlay is determined by the</text:span><text:span text:style-name="Emphasis"><text:span text:style-name="T1">initial display mode</text:span></text:span><text:span text:style-name="T1">. </text:span><text:span text:style-name="Teletype"><text:span text:style-name="T1">glutLayerGet(GLUT_OVERLAY_POSSIBLE)</text:span></text:span><text:span text:style-name="T1"> can be called to determine if an overlay is possible for the </text:span><text:span text:style-name="Emphasis"><text:span text:style-name="T1">current window</text:span></text:span><text:span text:style-name="T1"> with the current </text:span><text:span text:style-name="Emphasis"><text:span text:style-name="T1">initial display mode</text:span></text:span><text:span text:style-name="T1">. Do not attempt to establish an overlay when one is not possible; GLUT will terminate the program.</text:span></text:p>
      <text:p text:style-name="P11"><text:span text:style-name="T1">If </text:span><text:span text:style-name="Teletype"><text:span text:style-name="T1">glutEstablishOverlay</text:span></text:span><text:span text:style-name="T1"> is called when an overlay already exists, the existing overlay is first removed, and then a new overlay is established. The state of the old overlay's OpenGL context is discarded.</text:span></text:p>
      <text:p text:style-name="P9">The initial display state of an overlay is shown, however the overlay is only actually shown if the overlay's window is shown.</text:p>
      <text:p text:style-name="P11"><text:span text:style-name="T1">Implicitly, the window's </text:span><text:span text:style-name="Emphasis"><text:span text:style-name="T1">layer in use</text:span></text:span><text:span text:style-name="T1"> changes to the overlay immediately after the overlay is established.</text:span></text:p>
      <text:p text:style-name="P10">X Implementation Notes</text:p>
      <text:p text:style-name="P11"><text:span text:style-name="T1">GLUT for X uses the </text:span><text:bookmark text:name="663"/><text:span text:style-name="T1">  </text:span><text:span text:style-name="Teletype"><text:span text:style-name="T1">SERVER_OVERLAY_VISUALS</text:span></text:span><text:span text:style-name="T1"> convention [</text:span><text:a xlink:type="simple" xlink:href="https://www.opengl.org/documentation/specs/glut/spec3/node112.html#kilgard93layers" text:style-name="Internet_20_link" text:visited-style-name="Visited_20_Internet_20_Link">5</text:a><text:span text:style-name="T1">] is used to determine if overlay visuals are available. While the convention allows for opaque overlays (no transparency) and overlays with the transparency specified as a bitmask, GLUT overlay management only provides access to transparent pixel overlays.</text:span></text:p>
      <text:p text:style-name="P9">Until RGBA overlays are better understood, GLUT only supports color index overlays.</text:p>
      <text:p text:style-name="Text_20_body"><text:line-break/><text:bookmark text:name="SECTION00062000000000000000"/><text:span text:style-name="T1">5.2 glutUseLayer</text:span></text:p>
      <text:p text:style-name="P11"><text:bookmark text:name="667"/><text:span text:style-name="T4">  </text:span><text:span text:style-name="Teletype"><text:span text:style-name="T1">glutUseLayer</text:span></text:span><text:span text:style-name="T1"> changes the </text:span><text:span text:style-name="Emphasis"><text:span text:style-name="T1">layer in use</text:span></text:span><text:span text:style-name="T1"> for the </text:span><text:span text:style-name="Emphasis"><text:span text:style-name="T1">current window</text:span></text:span><text:span text:style-name="T1">.</text:span></text:p>
      <text:p text:style-name="P10"><text:soft-page-break/>Usage</text:p>
      <text:p text:style-name="P22">void glutUseLayer(GLenum layer);</text:p>
      <text:p text:style-name="P30"><text:span text:style-name="Teletype"><text:span text:style-name="T1">layer</text:span></text:span></text:p>
      <text:p text:style-name="P28"><text:span text:style-name="T1">Either </text:span><text:span text:style-name="Teletype"><text:span text:style-name="T1">GLUT_NORMAL</text:span></text:span><text:span text:style-name="T1"> or </text:span><text:span text:style-name="Teletype"><text:span text:style-name="T1">GLUT_OVERLAY</text:span></text:span><text:span text:style-name="T1">, selecting the normal plane or overlay respectively.</text:span></text:p>
      <text:p text:style-name="P10">Description</text:p>
      <text:p text:style-name="P11"><text:span text:style-name="Teletype"><text:span text:style-name="T1">glutUseLayer</text:span></text:span><text:span text:style-name="T1"> changes the per-window </text:span><text:span text:style-name="Emphasis"><text:span text:style-name="T1">layer in use</text:span></text:span><text:span text:style-name="T1"> for the </text:span><text:span text:style-name="Emphasis"><text:span text:style-name="T1">current window</text:span></text:span><text:span text:style-name="T1">, selecting either the normal plane or overlay. The overlay should only be specified if an overlay exists, however windows without an overlay may still call </text:span><text:span text:style-name="Teletype"><text:span text:style-name="T1">glutUseLayer(GLUT_NORMAL)</text:span></text:span><text:span text:style-name="T1">. OpenGL commands for the window are directed to the current </text:span><text:span text:style-name="Emphasis"><text:span text:style-name="T1">layer in use</text:span></text:span><text:span text:style-name="T1">.</text:span></text:p>
      <text:p text:style-name="P11"><text:span text:style-name="T1">To query the </text:span><text:span text:style-name="Emphasis"><text:span text:style-name="T1">layer in use</text:span></text:span><text:span text:style-name="T1"> for a window, call </text:span><text:span text:style-name="Teletype"><text:span text:style-name="T1">glutLayerGet(GLUT_LAYER_IN_USE)</text:span></text:span><text:span text:style-name="T1">.</text:span></text:p>
      <text:h text:style-name="P1" text:outline-level="2"><text:bookmark text:name="SECTION00063000000000000000"/><text:span text:style-name="T7">5.3 glutRemoveOverlay</text:span></text:h>
      <text:p text:style-name="P11"><text:bookmark text:name="686"/><text:span text:style-name="T4">  </text:span><text:span text:style-name="Teletype"><text:span text:style-name="T1">glutRemoveOverlay</text:span></text:span><text:span text:style-name="T1"> removes the overlay (if one exists) from the </text:span><text:span text:style-name="Emphasis"><text:span text:style-name="T1">current window</text:span></text:span><text:span text:style-name="T1">.</text:span></text:p>
      <text:p text:style-name="P10">Usage</text:p>
      <text:p text:style-name="P22">void glutRemoveOverlay(void);</text:p>
      <text:p text:style-name="P10">Description</text:p>
      <text:p text:style-name="P11"><text:span text:style-name="Teletype"><text:span text:style-name="T1">glutRemoveOverlay</text:span></text:span><text:span text:style-name="T1"> removes the overlay (if one exists). It is safe to call </text:span><text:span text:style-name="Teletype"><text:span text:style-name="T1">glutRemoveOverlay</text:span></text:span><text:span text:style-name="T1"> even if no overlay is currently established--it does nothing in this case. Implicitly, the window's </text:span><text:span text:style-name="Emphasis"><text:span text:style-name="T1">layer in use</text:span></text:span><text:span text:style-name="T1"> changes to the normal plane immediately once the overlay is removed.</text:span></text:p>
      <text:p text:style-name="P11"><text:span text:style-name="T1">If the program intends to re-establish the overlay later, it is typically faster and less resource intensive to use </text:span><text:span text:style-name="Teletype"><text:span text:style-name="T1">glutHideOverlay</text:span></text:span><text:span text:style-name="T1"> and </text:span><text:span text:style-name="Teletype"><text:span text:style-name="T1">glutShowOverlay</text:span></text:span><text:span text:style-name="T1"> to simply change the display status of the overlay.</text:span></text:p>
      <text:h text:style-name="P1" text:outline-level="2"><text:bookmark text:name="SECTION00064000000000000000"/><text:span text:style-name="T7">5.4 glutPostOverlayRedisplay</text:span></text:h>
      <text:p text:style-name="P11"><text:bookmark text:name="697"/><text:span text:style-name="T4">  </text:span><text:span text:style-name="Teletype"><text:span text:style-name="T1">glutPostOverlayRedisplay</text:span></text:span><text:span text:style-name="T1"> marks the overlay of the </text:span><text:span text:style-name="Emphasis"><text:span text:style-name="T1">current window</text:span></text:span><text:span text:style-name="T1"> as needing to be redisplayed.</text:span></text:p>
      <text:p text:style-name="P10">Usage</text:p>
      <text:p text:style-name="P22">void glutPostOverlayRedisplay(void);</text:p>
      <text:p text:style-name="P10">Description</text:p>
      <text:p text:style-name="P11"><text:span text:style-name="T1">Mark the overlay of </text:span><text:span text:style-name="Emphasis"><text:span text:style-name="T1">current window</text:span></text:span><text:span text:style-name="T1"> as needing to be redisplayed. The next iteration </text:span><text:soft-page-break/><text:span text:style-name="T1">through </text:span><text:span text:style-name="Teletype"><text:span text:style-name="T1">glutMainLoop</text:span></text:span><text:span text:style-name="T1">, the window's overlay display callback (or simply the display callback if no overlay display callback is registered) will be called to redisplay the window's overlay plane. Multiple calls to</text:span><text:span text:style-name="Teletype"><text:span text:style-name="T1">glutPostOverlayRedisplay</text:span></text:span><text:span text:style-name="T1"> before the next display callback opportunity (or overlay display callback opportunity if one is registered) generate only a single redisplay. </text:span><text:span text:style-name="Teletype"><text:span text:style-name="T1">glutPostOverlayRedisplay</text:span></text:span><text:span text:style-name="T1"> may be called within a window's display or overlay display callback to re-mark that window for redisplay.</text:span></text:p>
      <text:p text:style-name="P11"><text:span text:style-name="T1">Logically, overlay damage notification for a window is treated as a </text:span><text:span text:style-name="Teletype"><text:span text:style-name="T1">glutPostOverlayRedisplay</text:span></text:span><text:span text:style-name="T1"> on the damaged window. Unlike damage reported by the window system, </text:span><text:span text:style-name="Teletype"><text:span text:style-name="T1">glutPostOverlayRedisplay</text:span></text:span><text:span text:style-name="T1"> will not set to true the overlay's damaged status (returned by </text:span><text:span text:style-name="Teletype"><text:span text:style-name="T1">glutLayerGet(GLUT_OVERLAY_DAMAGED)</text:span></text:span><text:span text:style-name="T1">.</text:span></text:p>
      <text:p text:style-name="P11"><text:span text:style-name="T1">Also, see </text:span><text:span text:style-name="Teletype"><text:span text:style-name="T1">glutPostRedisplay</text:span></text:span><text:span text:style-name="T1">.</text:span></text:p>
      <text:p text:style-name="Text_20_body"><text:line-break/><text:bookmark text:name="SECTION00065000000000000000"/><text:span text:style-name="T1">5.5 glutShowOverlay, glutHideOverlay</text:span></text:p>
      <text:p text:style-name="P11"><text:bookmark text:name="711"/><text:span text:style-name="T4">  </text:span><text:span text:style-name="Teletype"><text:span text:style-name="T1">glutShowOverlay</text:span></text:span><text:span text:style-name="T1"> shows the overlay of the </text:span><text:span text:style-name="Emphasis"><text:span text:style-name="T1">current window</text:span></text:span><text:span text:style-name="T1">; </text:span><text:bookmark text:name="714"/><text:span text:style-name="T1">  </text:span><text:span text:style-name="Teletype"><text:span text:style-name="T1">glutHideOverlay</text:span></text:span><text:span text:style-name="T1"> hides the overlay.</text:span></text:p>
      <text:p text:style-name="P10">Usage</text:p>
      <text:p text:style-name="P20">void glutShowOverlay(void);</text:p>
      <text:p text:style-name="P23">void glutHideOverlay(void);</text:p>
      <text:p text:style-name="P10">Description</text:p>
      <text:p text:style-name="P11"><text:bookmark text:name="718"/><text:span text:style-name="T4">  </text:span><text:span text:style-name="Teletype"><text:span text:style-name="T1">glutShowOverlay</text:span></text:span><text:span text:style-name="T1"> shows the overlay of the </text:span><text:span text:style-name="Emphasis"><text:span text:style-name="T1">current window</text:span></text:span><text:span text:style-name="T1">; </text:span><text:bookmark text:name="721"/><text:span text:style-name="T1">  </text:span><text:span text:style-name="Teletype"><text:span text:style-name="T1">glutHideOverlay</text:span></text:span><text:span text:style-name="T1"> hides the overlay. The effect of showing or hiding an overlay takes place immediately. Note that </text:span><text:span text:style-name="Teletype"><text:span text:style-name="T1">glutShowOverlay</text:span></text:span><text:span text:style-name="T1"> will not actually display the overlay unless the window is also shown (and even a shown window may be obscured by other windows, thereby obscuring the overlay). It is typically faster and less resource intensive to use these routines to control the display status of an overlay as opposed to removing and re-establishing the overlay.</text:span></text:p>
      <text:p text:style-name="Text_20_body"><text:line-break/><text:bookmark text:name="SECTION00070000000000000000"/><text:span text:style-name="T1">6 Menu Management</text:span></text:p>
      <text:p text:style-name="P9">GLUT supports simple cascading pop-up menus. They are designed to let a user select various modes within a program. The functionality is simple and minimalistic and is meant to be that way. Do not mistake GLUT's pop-up menu facility with an attempt to create a full-featured user interface.</text:p>
      <text:p text:style-name="P9">It is illegal to create or destroy menus, or change, add, or remove menu items while a <text:soft-page-break/>menu (and any cascaded sub-menus) are in use (that is, popped up).</text:p>
      <text:p text:style-name="P11"/>
      <text:p text:style-name="Horizontal_20_Line"/>
      <text:list xml:id="list8700424744928397618" text:style-name="L6">
        <text:list-item>
          <text:p text:style-name="P18"><text:a xlink:type="simple" xlink:href="https://www.opengl.org/documentation/specs/glut/spec3/node36.html#SECTION00071000000000000000" office:name="tex2html840" text:style-name="Internet_20_link" text:visited-style-name="Visited_20_Internet_20_Link"><text:span text:style-name="T1">6.1 glutCreateMenu</text:span></text:a></text:p>
        </text:list-item>
        <text:list-item>
          <text:p text:style-name="P18"><text:a xlink:type="simple" xlink:href="https://www.opengl.org/documentation/specs/glut/spec3/node37.html#SECTION00072000000000000000" office:name="tex2html841" text:style-name="Internet_20_link" text:visited-style-name="Visited_20_Internet_20_Link"><text:span text:style-name="T1">6.2 glutSetMenu, glutGetMenu</text:span></text:a></text:p>
        </text:list-item>
        <text:list-item>
          <text:p text:style-name="P18"><text:a xlink:type="simple" xlink:href="https://www.opengl.org/documentation/specs/glut/spec3/node38.html#SECTION00073000000000000000" office:name="tex2html842" text:style-name="Internet_20_link" text:visited-style-name="Visited_20_Internet_20_Link"><text:span text:style-name="T1">6.3 glutDestroyMenu</text:span></text:a></text:p>
        </text:list-item>
        <text:list-item>
          <text:p text:style-name="P18"><text:a xlink:type="simple" xlink:href="https://www.opengl.org/documentation/specs/glut/spec3/node39.html#SECTION00074000000000000000" office:name="tex2html843" text:style-name="Internet_20_link" text:visited-style-name="Visited_20_Internet_20_Link"><text:span text:style-name="T1">6.4 glutAddMenuEntry</text:span></text:a></text:p>
        </text:list-item>
        <text:list-item>
          <text:p text:style-name="P18"><text:a xlink:type="simple" xlink:href="https://www.opengl.org/documentation/specs/glut/spec3/node40.html#SECTION00075000000000000000" office:name="tex2html844" text:style-name="Internet_20_link" text:visited-style-name="Visited_20_Internet_20_Link"><text:span text:style-name="T1">6.5 glutAddSubMenu</text:span></text:a></text:p>
        </text:list-item>
        <text:list-item>
          <text:p text:style-name="P18"><text:a xlink:type="simple" xlink:href="https://www.opengl.org/documentation/specs/glut/spec3/node41.html#SECTION00076000000000000000" office:name="tex2html845" text:style-name="Internet_20_link" text:visited-style-name="Visited_20_Internet_20_Link"><text:span text:style-name="T1">6.6 glutChangeToMenuEntry</text:span></text:a></text:p>
        </text:list-item>
        <text:list-item>
          <text:p text:style-name="P18"><text:a xlink:type="simple" xlink:href="https://www.opengl.org/documentation/specs/glut/spec3/node42.html#SECTION00077000000000000000" office:name="tex2html846" text:style-name="Internet_20_link" text:visited-style-name="Visited_20_Internet_20_Link"><text:span text:style-name="T1">6.7 glutChangeToSubMenu</text:span></text:a></text:p>
        </text:list-item>
        <text:list-item>
          <text:p text:style-name="P18"><text:a xlink:type="simple" xlink:href="https://www.opengl.org/documentation/specs/glut/spec3/node43.html#SECTION00078000000000000000" office:name="tex2html847" text:style-name="Internet_20_link" text:visited-style-name="Visited_20_Internet_20_Link"><text:span text:style-name="T1">6.8 glutRemoveMenuItem</text:span></text:a></text:p>
        </text:list-item>
        <text:list-item>
          <text:p text:style-name="P8"><text:a xlink:type="simple" xlink:href="https://www.opengl.org/documentation/specs/glut/spec3/node44.html#SECTION00079000000000000000" office:name="tex2html848" text:style-name="Internet_20_link" text:visited-style-name="Visited_20_Internet_20_Link"><text:span text:style-name="T1">6.9 glutAttachMenu, glutDetachMenu</text:span></text:a></text:p>
        </text:list-item>
      </text:list>
      <text:h text:style-name="P1" text:outline-level="2"><text:bookmark text:name="SECTION00071000000000000000"/><text:span text:style-name="T7">6.1 glutCreateMenu</text:span></text:h>
      <text:p text:style-name="P11"><text:bookmark text:name="726"/><text:span text:style-name="T4">  </text:span><text:span text:style-name="Teletype"><text:span text:style-name="T1">glutCreateMenu</text:span></text:span><text:span text:style-name="T1"> creates a new pop-up menu.</text:span></text:p>
      <text:p text:style-name="P10">Usage</text:p>
      <text:p text:style-name="P22">int glutCreateMenu(void (*func)(int value));</text:p>
      <text:p text:style-name="P30"><text:span text:style-name="Teletype"><text:span text:style-name="T1">func</text:span></text:span></text:p>
      <text:p text:style-name="P27">The callback function for the menu that is called when a menu entry from the menu is selected. The value passed to the callback is determined by the value for the selected menu entry.</text:p>
      <text:p text:style-name="P10">Description</text:p>
      <text:p text:style-name="P11"><text:span text:style-name="Teletype"><text:span text:style-name="T1">glutCreateMenu</text:span></text:span><text:span text:style-name="T1"> creates a new pop-up menu and returns a unique small integer identifier. The range of allocated identifiers starts at one. The menu identifier range is separate from the window identifier range. Implicitly, the </text:span><text:span text:style-name="Emphasis"><text:span text:style-name="T1">current menu</text:span></text:span><text:span text:style-name="T1"> is set to the newly created menu. This menu identifier can be used when calling </text:span><text:span text:style-name="Teletype"><text:span text:style-name="T1">glutSetMenu</text:span></text:span><text:span text:style-name="T1">.</text:span></text:p>
      <text:p text:style-name="P11"><text:span text:style-name="T1">When the menu callback is called because a menu entry is selected for the menu, the </text:span><text:span text:style-name="Emphasis"><text:span text:style-name="T1">current menu</text:span></text:span><text:span text:style-name="T1"> will be implicitly set to the menu with the selected entry before the callback is made.</text:span></text:p>
      <text:p text:style-name="P10">X Implementation Notes</text:p>
      <text:p text:style-name="P11"><text:span text:style-name="T1">If available, GLUT for X will take advantage of overlay planes for implementing pop-up menus. The use of overlay planes can eliminate display callbacks when pop-up menus are deactivated. The </text:span><text:bookmark text:name="738"/><text:span text:style-name="T1">  </text:span><text:span text:style-name="Teletype"><text:span text:style-name="T1">SERVER_OVERLAY_VISUALS</text:span></text:span><text:span text:style-name="T1"> convention [</text:span><text:a xlink:type="simple" xlink:href="https://www.opengl.org/documentation/specs/glut/spec3/node112.html#kilgard93layers" text:style-name="Internet_20_link" text:visited-style-name="Visited_20_Internet_20_Link">5</text:a><text:span text:style-name="T1">] is used to determine if overlay visuals are available.</text:span></text:p>
      <text:p text:style-name="Text_20_body"><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9T12:32:12.692629899</meta:creation-date>
    <dc:date>2015-08-29T12:45:55.638725226</dc:date>
    <meta:editing-duration>PT13M45S</meta:editing-duration>
    <meta:editing-cycles>2</meta:editing-cycles>
    <meta:generator>LibreOffice/4.4.3.2$Linux_X86_64 LibreOffice_project/40m0$Build-2</meta:generator>
    <meta:document-statistic meta:table-count="0" meta:image-count="0" meta:object-count="0" meta:page-count="27" meta:paragraph-count="500" meta:word-count="6798" meta:character-count="44906" meta:non-whitespace-character-count="38462"/>
  </office:meta>
</office:document-meta>
</file>